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946000022EF2F4A3FC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4" style:family="table">
      <style:table-properties style:width="16.999cm" table:align="margins"/>
    </style:style>
    <style:style style:name="Tableau4.A" style:family="table-column">
      <style:table-column-properties style:column-width="2.778cm" style:rel-column-width="10710*"/>
    </style:style>
    <style:style style:name="Tableau4.B" style:family="table-column">
      <style:table-column-properties style:column-width="4.498cm" style:rel-column-width="17340*"/>
    </style:style>
    <style:style style:name="Tableau4.C" style:family="table-column">
      <style:table-column-properties style:column-width="9.723cm" style:rel-column-width="37485*"/>
    </style:style>
    <style:style style:name="Tableau4.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4.B1" style:family="table-cell">
      <style:table-cell-properties fo:padding="0.097cm" fo:border="0.002cm solid #000000"/>
    </style:style>
    <style:style style:name="Tableau4.A2" style:family="table-cell">
      <style:table-cell-properties fo:background-color="#dddddd" fo:padding="0.097cm" fo:border-left="0.002cm solid #000000" fo:border-right="none" fo:border-top="none" fo:border-bottom="0.002cm solid #000000">
        <style:background-image/>
      </style:table-cell-properties>
    </style:style>
    <style:style style:name="Tableau4.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4.3" style:family="table-row">
      <style:table-row-properties style:min-row-height="0.771cm"/>
    </style:style>
    <style:style style:name="Tableau4.B3" style:family="table-cell">
      <style:table-cell-properties fo:padding="0.097cm" fo:border-left="0.002cm solid #000000" fo:border-right="none" fo:border-top="none" fo:border-bottom="0.002cm solid #000000"/>
    </style:style>
    <style:style style:name="Tableau4.C3" style:family="table-cell">
      <style:table-cell-properties fo:padding="0.097cm" fo:border-left="0.002cm solid #000000" fo:border-right="0.002cm solid #000000" fo:border-top="none" fo:border-bottom="0.002cm solid #000000"/>
    </style:style>
    <style:style style:name="Tableau10" style:family="table">
      <style:table-properties style:width="16.999cm" table:align="margins"/>
    </style:style>
    <style:style style:name="Tableau10.A" style:family="table-column">
      <style:table-column-properties style:column-width="2.778cm" style:rel-column-width="10710*"/>
    </style:style>
    <style:style style:name="Tableau10.B" style:family="table-column">
      <style:table-column-properties style:column-width="4.498cm" style:rel-column-width="17340*"/>
    </style:style>
    <style:style style:name="Tableau10.C" style:family="table-column">
      <style:table-column-properties style:column-width="9.723cm" style:rel-column-width="37485*"/>
    </style:style>
    <style:style style:name="Tableau10.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0.B1" style:family="table-cell">
      <style:table-cell-properties fo:padding="0.097cm" fo:border="0.002cm solid #000000"/>
    </style:style>
    <style:style style:name="Tableau10.A2" style:family="table-cell">
      <style:table-cell-properties fo:background-color="#dddddd" fo:padding="0.097cm" fo:border-left="0.002cm solid #000000" fo:border-right="none" fo:border-top="none" fo:border-bottom="0.002cm solid #000000">
        <style:background-image/>
      </style:table-cell-properties>
    </style:style>
    <style:style style:name="Tableau10.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0.B3" style:family="table-cell">
      <style:table-cell-properties fo:padding="0.097cm" fo:border-left="0.002cm solid #000000" fo:border-right="none" fo:border-top="none" fo:border-bottom="0.002cm solid #000000"/>
    </style:style>
    <style:style style:name="Tableau10.C3" style:family="table-cell">
      <style:table-cell-properties fo:padding="0.097cm" fo:border-left="0.002cm solid #000000" fo:border-right="0.002cm solid #000000" fo:border-top="none" fo:border-bottom="0.002cm solid #000000"/>
    </style:style>
    <style:style style:name="Tableau12" style:family="table">
      <style:table-properties style:width="16.999cm" table:align="margins"/>
    </style:style>
    <style:style style:name="Tableau12.A" style:family="table-column">
      <style:table-column-properties style:column-width="2.778cm" style:rel-column-width="10710*"/>
    </style:style>
    <style:style style:name="Tableau12.B" style:family="table-column">
      <style:table-column-properties style:column-width="4.498cm" style:rel-column-width="17340*"/>
    </style:style>
    <style:style style:name="Tableau12.C" style:family="table-column">
      <style:table-column-properties style:column-width="9.723cm" style:rel-column-width="37485*"/>
    </style:style>
    <style:style style:name="Tableau1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2.B1" style:family="table-cell">
      <style:table-cell-properties fo:padding="0.097cm" fo:border="0.002cm solid #000000"/>
    </style:style>
    <style:style style:name="Tableau12.A2" style:family="table-cell">
      <style:table-cell-properties fo:background-color="#dddddd" fo:padding="0.097cm" fo:border-left="0.002cm solid #000000" fo:border-right="none" fo:border-top="none" fo:border-bottom="0.002cm solid #000000">
        <style:background-image/>
      </style:table-cell-properties>
    </style:style>
    <style:style style:name="Tableau12.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2.B3" style:family="table-cell">
      <style:table-cell-properties fo:background-color="transparent" fo:padding="0.097cm" fo:border-left="0.002cm solid #000000" fo:border-right="none" fo:border-top="none" fo:border-bottom="0.002cm solid #000000">
        <style:background-image/>
      </style:table-cell-properties>
    </style:style>
    <style:style style:name="Tableau12.C3"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au12.C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3" style:family="table">
      <style:table-properties style:width="16.999cm" table:align="margins"/>
    </style:style>
    <style:style style:name="Tableau13.A" style:family="table-column">
      <style:table-column-properties style:column-width="2.778cm" style:rel-column-width="10710*"/>
    </style:style>
    <style:style style:name="Tableau13.B" style:family="table-column">
      <style:table-column-properties style:column-width="4.498cm" style:rel-column-width="17340*"/>
    </style:style>
    <style:style style:name="Tableau13.C" style:family="table-column">
      <style:table-column-properties style:column-width="9.723cm" style:rel-column-width="37485*"/>
    </style:style>
    <style:style style:name="Tableau13.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3.B1" style:family="table-cell">
      <style:table-cell-properties fo:padding="0.097cm" fo:border="0.002cm solid #000000"/>
    </style:style>
    <style:style style:name="Tableau13.A2" style:family="table-cell">
      <style:table-cell-properties fo:background-color="#dddddd" fo:padding="0.097cm" fo:border-left="0.002cm solid #000000" fo:border-right="none" fo:border-top="none" fo:border-bottom="0.002cm solid #000000">
        <style:background-image/>
      </style:table-cell-properties>
    </style:style>
    <style:style style:name="Tableau13.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3.B3" style:family="table-cell">
      <style:table-cell-properties fo:padding="0.097cm" fo:border-left="0.002cm solid #000000" fo:border-right="none" fo:border-top="none" fo:border-bottom="0.002cm solid #000000"/>
    </style:style>
    <style:style style:name="Tableau13.C3" style:family="table-cell">
      <style:table-cell-properties fo:padding="0.097cm" fo:border-left="0.002cm solid #000000" fo:border-right="0.002cm solid #000000" fo:border-top="none" fo:border-bottom="0.002cm solid #000000"/>
    </style:style>
    <style:style style:name="Tableau14" style:family="table">
      <style:table-properties style:width="16.999cm" table:align="margins"/>
    </style:style>
    <style:style style:name="Tableau14.A" style:family="table-column">
      <style:table-column-properties style:column-width="2.778cm" style:rel-column-width="10710*"/>
    </style:style>
    <style:style style:name="Tableau14.B" style:family="table-column">
      <style:table-column-properties style:column-width="4.498cm" style:rel-column-width="17340*"/>
    </style:style>
    <style:style style:name="Tableau14.C" style:family="table-column">
      <style:table-column-properties style:column-width="9.723cm" style:rel-column-width="37485*"/>
    </style:style>
    <style:style style:name="Tableau14.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4.B1" style:family="table-cell">
      <style:table-cell-properties fo:padding="0.097cm" fo:border="0.002cm solid #000000"/>
    </style:style>
    <style:style style:name="Tableau14.A2" style:family="table-cell">
      <style:table-cell-properties fo:background-color="#dddddd" fo:padding="0.097cm" fo:border-left="0.002cm solid #000000" fo:border-right="none" fo:border-top="none" fo:border-bottom="0.002cm solid #000000">
        <style:background-image/>
      </style:table-cell-properties>
    </style:style>
    <style:style style:name="Tableau14.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4.3" style:family="table-row">
      <style:table-row-properties style:min-row-height="0.575cm"/>
    </style:style>
    <style:style style:name="Tableau14.B3" style:family="table-cell">
      <style:table-cell-properties fo:padding="0.097cm" fo:border-left="0.002cm solid #000000" fo:border-right="none" fo:border-top="none" fo:border-bottom="0.002cm solid #000000"/>
    </style:style>
    <style:style style:name="Tableau14.C3" style:family="table-cell">
      <style:table-cell-properties fo:padding="0.097cm" fo:border-left="0.002cm solid #000000" fo:border-right="0.002cm solid #000000" fo:border-top="none" fo:border-bottom="0.002cm solid #000000"/>
    </style:style>
    <style:style style:name="Tableau14.C4" style:family="table-cell" style:data-style-name="N0">
      <style:table-cell-properties fo:padding="0.097cm" fo:border-left="0.002cm solid #000000" fo:border-right="0.002cm solid #000000" fo:border-top="none" fo:border-bottom="0.002cm solid #000000"/>
    </style:style>
    <style:style style:name="Tableau15" style:family="table">
      <style:table-properties style:width="16.999cm" table:align="margins"/>
    </style:style>
    <style:style style:name="Tableau15.A" style:family="table-column">
      <style:table-column-properties style:column-width="2.778cm" style:rel-column-width="10710*"/>
    </style:style>
    <style:style style:name="Tableau15.B" style:family="table-column">
      <style:table-column-properties style:column-width="4.498cm" style:rel-column-width="17340*"/>
    </style:style>
    <style:style style:name="Tableau15.C" style:family="table-column">
      <style:table-column-properties style:column-width="9.723cm" style:rel-column-width="37485*"/>
    </style:style>
    <style:style style:name="Tableau15.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5.B1" style:family="table-cell">
      <style:table-cell-properties fo:padding="0.097cm" fo:border="0.002cm solid #000000"/>
    </style:style>
    <style:style style:name="Tableau15.A2" style:family="table-cell">
      <style:table-cell-properties fo:background-color="#dddddd" fo:padding="0.097cm" fo:border-left="0.002cm solid #000000" fo:border-right="none" fo:border-top="none" fo:border-bottom="0.002cm solid #000000">
        <style:background-image/>
      </style:table-cell-properties>
    </style:style>
    <style:style style:name="Tableau15.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5.3" style:family="table-row">
      <style:table-row-properties style:min-row-height="0.575cm"/>
    </style:style>
    <style:style style:name="Tableau15.B3" style:family="table-cell">
      <style:table-cell-properties fo:padding="0.097cm" fo:border-left="0.002cm solid #000000" fo:border-right="none" fo:border-top="none" fo:border-bottom="0.002cm solid #000000"/>
    </style:style>
    <style:style style:name="Tableau15.C3" style:family="table-cell">
      <style:table-cell-properties fo:padding="0.097cm" fo:border-left="0.002cm solid #000000"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2.078cm" style:rel-column-width="8010*"/>
    </style:style>
    <style:style style:name="Tableau5.B" style:family="table-column">
      <style:table-column-properties style:column-width="5.466cm" style:rel-column-width="21074*"/>
    </style:style>
    <style:style style:name="Tableau5.C" style:family="table-column">
      <style:table-column-properties style:column-width="9.454cm" style:rel-column-width="36451*"/>
    </style:style>
    <style:style style:name="Tableau5.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5.B1" style:family="table-cell">
      <style:table-cell-properties fo:padding="0.097cm" fo:border="0.002cm solid #000000"/>
    </style:style>
    <style:style style:name="Tableau5.B2" style:family="table-cell">
      <style:table-cell-properties fo:background-color="#dddddd" fo:padding="0.097cm" fo:border-left="0.002cm solid #000000" fo:border-right="none" fo:border-top="none" fo:border-bottom="0.002cm solid #000000">
        <style:background-image/>
      </style:table-cell-properties>
    </style:style>
    <style:style style:name="Tableau5.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5.3" style:family="table-row">
      <style:table-row-properties style:min-row-height="0.575cm"/>
    </style:style>
    <style:style style:name="Tableau5.B3" style:family="table-cell">
      <style:table-cell-properties fo:padding="0.097cm" fo:border-left="0.002cm solid #000000" fo:border-right="none" fo:border-top="none" fo:border-bottom="0.002cm solid #000000"/>
    </style:style>
    <style:style style:name="Tableau5.C3" style:family="table-cell">
      <style:table-cell-properties fo:padding="0.097cm" fo:border-left="0.002cm solid #000000" fo:border-right="0.002cm solid #000000" fo:border-top="none" fo:border-bottom="0.002cm solid #000000"/>
    </style:style>
    <style:style style:name="Tableau1" style:family="table">
      <style:table-properties style:width="16.999cm" table:align="margins"/>
    </style:style>
    <style:style style:name="Tableau1.A" style:family="table-column">
      <style:table-column-properties style:column-width="2.778cm" style:rel-column-width="10710*"/>
    </style:style>
    <style:style style:name="Tableau1.B" style:family="table-column">
      <style:table-column-properties style:column-width="4.498cm" style:rel-column-width="17340*"/>
    </style:style>
    <style:style style:name="Tableau1.C" style:family="table-column">
      <style:table-column-properties style:column-width="9.723cm" style:rel-column-width="37485*"/>
    </style:style>
    <style:style style:name="Tableau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B1" style:family="table-cell">
      <style:table-cell-properties fo:padding="0.097cm" fo:border="0.002cm solid #000000"/>
    </style:style>
    <style:style style:name="Tableau1.A2" style:family="table-cell">
      <style:table-cell-properties fo:background-color="#dddddd" fo:padding="0.097cm" fo:border-left="0.002cm solid #000000" fo:border-right="none" fo:border-top="none" fo:border-bottom="0.002cm solid #000000">
        <style:background-image/>
      </style:table-cell-properties>
    </style:style>
    <style:style style:name="Tableau1.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B3" style:family="table-cell">
      <style:table-cell-properties fo:background-color="transparent" fo:padding="0.097cm" fo:border-left="0.002cm solid #000000" fo:border-right="none" fo:border-top="none" fo:border-bottom="0.002cm solid #000000">
        <style:background-image/>
      </style:table-cell-properties>
    </style:style>
    <style:style style:name="Tableau1.C3"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au1.C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2" style:family="table">
      <style:table-properties style:width="16.999cm" table:align="margins"/>
    </style:style>
    <style:style style:name="Tableau2.A" style:family="table-column">
      <style:table-column-properties style:column-width="3.429cm" style:rel-column-width="1944*"/>
    </style:style>
    <style:style style:name="Tableau2.B" style:family="table-column">
      <style:table-column-properties style:column-width="2.646cm" style:rel-column-width="1500*"/>
    </style:style>
    <style:style style:name="Tableau2.C" style:family="table-column">
      <style:table-column-properties style:column-width="2.725cm" style:rel-column-width="1545*"/>
    </style:style>
    <style:style style:name="Tableau2.E" style:family="table-column">
      <style:table-column-properties style:column-width="2.332cm" style:rel-column-width="1322*"/>
    </style:style>
    <style:style style:name="Tableau2.F" style:family="table-column">
      <style:table-column-properties style:column-width="3.221cm" style:rel-column-width="1826*"/>
    </style:style>
    <style:style style:name="Tableau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2.F1" style:family="table-cell">
      <style:table-cell-properties fo:background-color="#dddddd" fo:padding="0.097cm" fo:border="0.002cm solid #000000">
        <style:background-image/>
      </style:table-cell-properties>
    </style:style>
    <style:style style:name="Tableau2.A2" style:family="table-cell">
      <style:table-cell-properties fo:background-color="#dddddd" fo:padding="0.097cm" fo:border-left="0.002cm solid #000000" fo:border-right="none" fo:border-top="none" fo:border-bottom="0.002cm solid #000000">
        <style:background-image/>
      </style:table-cell-properties>
    </style:style>
    <style:style style:name="Tableau2.B2" style:family="table-cell" style:data-style-name="N0">
      <style:table-cell-properties fo:padding="0.097cm" fo:border-left="0.002cm solid #000000" fo:border-right="none" fo:border-top="none" fo:border-bottom="0.002cm solid #000000"/>
    </style:style>
    <style:style style:name="Tableau2.F2" style:family="table-cell" style:data-style-name="N0">
      <style:table-cell-properties fo:padding="0.097cm" fo:border-left="0.002cm solid #000000" fo:border-right="0.002cm solid #000000" fo:border-top="none" fo:border-bottom="0.002cm solid #000000"/>
    </style:style>
    <style:style style:name="Tableau7" style:family="table">
      <style:table-properties style:width="12.248cm" table:align="left"/>
    </style:style>
    <style:style style:name="Tableau7.A" style:family="table-column">
      <style:table-column-properties style:column-width="2.078cm"/>
    </style:style>
    <style:style style:name="Tableau7.B" style:family="table-column">
      <style:table-column-properties style:column-width="3.351cm"/>
    </style:style>
    <style:style style:name="Tableau7.C" style:family="table-column">
      <style:table-column-properties style:column-width="3.547cm"/>
    </style:style>
    <style:style style:name="Tableau7.D" style:family="table-column">
      <style:table-column-properties style:column-width="3.27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data-style-name="N0">
      <style:table-cell-properties fo:padding="0.097cm" fo:border-left="0.002cm solid #000000" fo:border-right="none" fo:border-top="0.002cm solid #000000" fo:border-bottom="0.002cm solid #000000"/>
    </style:style>
    <style:style style:name="Tableau7.D1" style:family="table-cell" style:data-style-name="N0">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D2" style:family="table-cell">
      <style:table-cell-properties fo:padding="0.097cm" fo:border-left="0.002cm solid #000000" fo:border-right="0.002cm solid #000000" fo:border-top="none" fo:border-bottom="0.002cm solid #000000"/>
    </style:style>
    <style:style style:name="Tableau7.C3" style:family="table-cell">
      <style:table-cell-properties fo:background-color="transparent" fo:padding="0.097cm" fo:border-left="0.002cm solid #000000" fo:border-right="none" fo:border-top="none" fo:border-bottom="0.002cm solid #000000">
        <style:background-image/>
      </style:table-cell-properties>
    </style:style>
    <style:style style:name="Tableau7.D3" style:family="table-cell">
      <style:table-cell-properties fo:background-color="#808080" fo:padding="0.097cm" fo:border-left="0.002cm solid #000000" fo:border-right="0.002cm solid #000000" fo:border-top="none" fo:border-bottom="0.002cm solid #000000">
        <style:background-image/>
      </style:table-cell-properties>
    </style:style>
    <style:style style:name="Tableau8" style:family="table">
      <style:table-properties style:width="16.999cm" table:align="margins"/>
    </style:style>
    <style:style style:name="Tableau8.A" style:family="table-column">
      <style:table-column-properties style:column-width="3.429cm" style:rel-column-width="1944*"/>
    </style:style>
    <style:style style:name="Tableau8.B" style:family="table-column">
      <style:table-column-properties style:column-width="2.646cm" style:rel-column-width="1500*"/>
    </style:style>
    <style:style style:name="Tableau8.C" style:family="table-column">
      <style:table-column-properties style:column-width="2.725cm" style:rel-column-width="1545*"/>
    </style:style>
    <style:style style:name="Tableau8.E" style:family="table-column">
      <style:table-column-properties style:column-width="2.332cm" style:rel-column-width="1322*"/>
    </style:style>
    <style:style style:name="Tableau8.F" style:family="table-column">
      <style:table-column-properties style:column-width="3.221cm" style:rel-column-width="1826*"/>
    </style:style>
    <style:style style:name="Tableau8.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8.F1" style:family="table-cell">
      <style:table-cell-properties fo:background-color="#dddddd" fo:padding="0.097cm" fo:border="0.002cm solid #000000">
        <style:background-image/>
      </style:table-cell-properties>
    </style:style>
    <style:style style:name="Tableau8.A2" style:family="table-cell">
      <style:table-cell-properties fo:background-color="#dddddd" fo:padding="0.097cm" fo:border-left="0.002cm solid #000000" fo:border-right="none" fo:border-top="none" fo:border-bottom="0.002cm solid #000000">
        <style:background-image/>
      </style:table-cell-properties>
    </style:style>
    <style:style style:name="Tableau8.B2" style:family="table-cell" style:data-style-name="N0">
      <style:table-cell-properties fo:padding="0.097cm" fo:border-left="0.002cm solid #000000" fo:border-right="none" fo:border-top="none" fo:border-bottom="0.002cm solid #000000"/>
    </style:style>
    <style:style style:name="Tableau8.F2" style:family="table-cell" style:data-style-name="N0">
      <style:table-cell-properties fo:padding="0.097cm" fo:border-left="0.002cm solid #000000"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3.429cm" style:rel-column-width="1944*"/>
    </style:style>
    <style:style style:name="Tableau9.B" style:family="table-column">
      <style:table-column-properties style:column-width="2.646cm" style:rel-column-width="1500*"/>
    </style:style>
    <style:style style:name="Tableau9.C" style:family="table-column">
      <style:table-column-properties style:column-width="2.725cm" style:rel-column-width="1545*"/>
    </style:style>
    <style:style style:name="Tableau9.E" style:family="table-column">
      <style:table-column-properties style:column-width="2.332cm" style:rel-column-width="1322*"/>
    </style:style>
    <style:style style:name="Tableau9.F" style:family="table-column">
      <style:table-column-properties style:column-width="3.221cm" style:rel-column-width="1826*"/>
    </style:style>
    <style:style style:name="Tableau9.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9.F1" style:family="table-cell">
      <style:table-cell-properties fo:background-color="#dddddd" fo:padding="0.097cm" fo:border="0.002cm solid #000000">
        <style:background-image/>
      </style:table-cell-properties>
    </style:style>
    <style:style style:name="Tableau9.A2" style:family="table-cell">
      <style:table-cell-properties fo:background-color="#dddddd" fo:padding="0.097cm" fo:border-left="0.002cm solid #000000" fo:border-right="none" fo:border-top="none" fo:border-bottom="0.002cm solid #000000">
        <style:background-image/>
      </style:table-cell-properties>
    </style:style>
    <style:style style:name="Tableau9.B2" style:family="table-cell" style:data-style-name="N0">
      <style:table-cell-properties fo:padding="0.097cm" fo:border-left="0.002cm solid #000000" fo:border-right="none" fo:border-top="none" fo:border-bottom="0.002cm solid #000000"/>
    </style:style>
    <style:style style:name="Tableau9.E2" style:family="table-cell">
      <style:table-cell-properties fo:padding="0.097cm" fo:border-left="0.002cm solid #000000" fo:border-right="none" fo:border-top="none" fo:border-bottom="0.002cm solid #000000"/>
    </style:style>
    <style:style style:name="Tableau9.F2" style:family="table-cell" style:data-style-name="N0">
      <style:table-cell-properties fo:padding="0.097cm" fo:border-left="0.002cm solid #000000" fo:border-right="0.002cm solid #000000" fo:border-top="none" fo:border-bottom="0.002cm solid #000000"/>
    </style:style>
    <style:style style:name="Tableau9.B7"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6" style:family="paragraph" style:parent-style-name="Standard">
      <style:paragraph-properties fo:text-align="start" style:justify-single-word="false"/>
    </style:style>
    <style:style style:name="P7" style:family="paragraph" style:parent-style-name="Standard">
      <style:text-properties fo:font-size="8pt" style:font-size-asian="8pt" style:font-size-complex="8pt"/>
    </style:style>
    <style:style style:name="P8" style:family="paragraph" style:parent-style-name="Standard">
      <style:text-properties fo:font-size="8pt" fo:language="fr" fo:country="FR" style:font-size-asian="8pt" style:font-size-complex="8pt"/>
    </style:style>
    <style:style style:name="P9" style:family="paragraph" style:parent-style-name="Standard">
      <style:text-properties fo:font-size="8pt" fo:language="fr" fo:country="FR" fo:font-style="italic" style:font-size-asian="8pt" style:font-style-asian="italic" style:font-size-complex="8pt" style:font-style-complex="italic"/>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Table_20_Contents">
      <style:text-properties fo:font-size="8pt" style:font-size-asian="8pt" style:font-size-complex="8pt"/>
    </style:style>
    <style:style style:name="P12" style:family="paragraph" style:parent-style-name="Table_20_Contents">
      <style:text-properties fo:font-size="8pt" fo:font-weight="bold" style:font-size-asian="8pt" style:font-weight-asian="bold" style:font-size-complex="8pt" style:font-weight-complex="bold"/>
    </style:style>
    <style:style style:name="P13" style:family="paragraph" style:parent-style-name="Table_20_Contents">
      <style:text-properties fo:font-size="8pt" fo:language="fr" fo:country="FR" style:font-size-asian="8pt" style:font-size-complex="8pt"/>
    </style:style>
    <style:style style:name="P14" style:family="paragraph" style:parent-style-name="Table_20_Contents">
      <style:text-properties fo:font-size="8pt" fo:language="fr" fo:country="FR" fo:font-weight="bold" style:font-size-asian="8pt" style:font-weight-asian="bold" style:font-size-complex="8pt" style:font-weight-complex="bold"/>
    </style:style>
    <style:style style:name="P15" style:family="paragraph" style:parent-style-name="Table_20_Contents">
      <style:text-properties fo:color="#000000" fo:font-size="8pt" fo:language="fr" fo:country="FR" style:font-size-asian="8pt" style:font-size-complex="8pt"/>
    </style:style>
    <style:style style:name="P16" style:family="paragraph" style:parent-style-name="Table_20_Contents">
      <style:text-properties style:text-line-through-style="solid" fo:font-size="8pt" style:font-size-asian="8pt" style:font-size-complex="8pt"/>
    </style:style>
    <style:style style:name="P17" style:family="paragraph" style:parent-style-name="Text_20_body">
      <style:text-properties fo:font-size="8pt" style:font-size-asian="8pt" style:font-size-complex="8pt"/>
    </style:style>
    <style:style style:name="P18" style:family="paragraph" style:parent-style-name="Standard" style:list-style-name="L1">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19" style:family="paragraph" style:parent-style-name="Standard">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20" style:family="paragraph" style:parent-style-name="Standard" style:list-style-name="L5">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21" style:family="paragraph" style:parent-style-name="Standard" style:list-style-name="L6">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22" style:family="paragraph" style:parent-style-name="Standard">
      <style:paragraph-properties fo:text-align="justify" style:justify-single-word="false"/>
      <style:text-properties fo:font-size="11pt" fo:language="fr" fo:country="FR" fo:font-weight="bold" style:font-size-asian="11pt" style:font-weight-asian="bold" style:font-size-complex="11pt" style:font-weight-complex="bold"/>
    </style:style>
    <style:style style:name="P23" style:family="paragraph" style:parent-style-name="Standard" style:list-style-name="L5">
      <style:paragraph-properties fo:text-align="justify" style:justify-single-word="false"/>
      <style:text-properties fo:font-size="11pt" fo:language="fr" fo:country="FR" fo:font-weight="bold" style:font-size-asian="11pt" style:font-weight-asian="bold" style:font-size-complex="11pt" style:font-weight-complex="bold"/>
    </style:style>
    <style:style style:name="P24" style:family="paragraph" style:parent-style-name="Standard">
      <style:paragraph-properties fo:text-align="justify" style:justify-single-word="false"/>
      <style:text-properties fo:font-size="11pt" fo:language="fr" fo:country="FR" style:font-size-asian="11pt" style:font-size-complex="11pt"/>
    </style:style>
    <style:style style:name="P25"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6" style:family="paragraph" style:parent-style-name="Standard"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7" style:family="paragraph" style:parent-style-name="Table_20_Contents">
      <style:paragraph-properties fo:text-align="justify" style:justify-single-word="false"/>
      <style:text-properties fo:font-size="11pt" style:font-size-asian="11pt" style:font-size-complex="11pt"/>
    </style:style>
    <style:style style:name="P28" style:family="paragraph" style:parent-style-name="Table_20_Contents">
      <style:paragraph-properties fo:text-align="center" style:justify-single-word="false"/>
      <style:text-properties fo:font-size="11pt" style:font-size-asian="11pt" style:font-size-complex="11pt"/>
    </style:style>
    <style:style style:name="P29" style:family="paragraph" style:parent-style-name="Table_20_Contents">
      <style:paragraph-properties fo:text-align="justify" style:justify-single-word="false"/>
      <style:text-properties fo:font-size="10pt" style:font-size-asian="10pt" style:font-size-complex="10pt"/>
    </style:style>
    <style:style style:name="P30" style:family="paragraph" style:parent-style-name="Table_20_Contents">
      <style:paragraph-properties fo:text-align="center" style:justify-single-word="false"/>
      <style:text-properties fo:font-size="10pt" style:font-size-asian="10pt" style:font-size-complex="10pt"/>
    </style:style>
    <style:style style:name="P31"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fo:color="#ff3333" fo:font-size="10pt" style:font-size-asian="10pt" style:font-size-complex="10pt"/>
    </style:style>
    <style:style style:name="P33" style:family="paragraph" style:parent-style-name="Table_20_Contents">
      <style:paragraph-properties fo:text-align="center" style:justify-single-word="false"/>
      <style:text-properties fo:color="#ff3333" fo:font-size="12pt" fo:font-weight="bold"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fo:color="#ff3333" fo:font-size="12pt" fo:font-style="normal" fo:font-weight="bold" style:font-size-asian="12pt" style:font-style-asian="normal" style:font-weight-asian="bold" style:font-size-complex="12pt" style:font-style-complex="normal" style:font-weight-complex="bold"/>
    </style:style>
    <style:style style:name="P35" style:family="paragraph" style:parent-style-name="Table_20_Contents">
      <style:paragraph-properties fo:text-align="center" style:justify-single-word="false"/>
      <style:text-properties fo:color="#000000" fo:font-size="10pt" fo:font-weight="bold" style:font-size-asian="10pt" style:font-weight-asian="bold" style:font-size-complex="10pt" style:font-weight-complex="bold"/>
    </style:style>
    <style:style style:name="P36" style:family="paragraph" style:parent-style-name="Table_20_Contents">
      <style:paragraph-properties fo:text-align="center" style:justify-single-word="false"/>
      <style:text-properties fo:color="#000000" fo:font-size="10pt" fo:font-weight="normal" style:font-size-asian="10pt" style:font-weight-asian="normal" style:font-size-complex="10pt" style:font-weight-complex="normal"/>
    </style:style>
    <style:style style:name="P37" style:family="paragraph" style:parent-style-name="Table_20_Contents">
      <style:paragraph-properties fo:text-align="justify" style:justify-single-word="false"/>
      <style:text-properties fo:font-size="9pt" style:font-size-asian="9pt" style:font-size-complex="9pt"/>
    </style:style>
    <style:style style:name="P38" style:family="paragraph">
      <style:paragraph-properties fo:text-align="center"/>
    </style:style>
    <style:style style:name="P39" style:family="paragraph">
      <style:text-properties fo:font-size="8pt" style:font-size-asian="8pt" style:font-size-complex="8pt"/>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ize="11pt" fo:font-style="italic" style:font-size-asian="11pt" style:font-style-asian="italic" style:font-size-complex="11pt" style:font-style-complex="italic"/>
    </style:style>
    <style:style style:name="T6" style:family="text">
      <style:text-properties fo:font-size="11pt" fo:language="fr" fo:country="FR" fo:font-weight="normal" style:font-size-asian="11pt" style:font-weight-asian="normal" style:font-size-complex="11pt" style:font-weight-complex="normal"/>
    </style:style>
    <style:style style:name="T7" style:family="text">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T8" style:family="text">
      <style:text-properties fo:font-weight="normal" style:font-weight-asian="normal" style:font-weight-complex="normal"/>
    </style:style>
    <style:style style:name="T9" style:family="text">
      <style:text-properties fo:language="fr" fo:country="FR"/>
    </style:style>
    <style:style style:name="T10" style:family="text">
      <style:text-properties fo:language="fr" fo:country="FR" fo:font-style="italic" style:font-style-asian="italic" style:font-style-complex="italic"/>
    </style:style>
    <style:style style:name="T11" style:family="text">
      <style:text-properties fo:color="#0000c0" style:font-name="Consolas" fo:font-style="italic" fo:background-color="#d4d4d4" style:font-name-asian="Consolas" style:font-style-asian="italic" style:font-name-complex="Consolas" style:font-style-complex="italic"/>
    </style:style>
    <style:style style:name="T12" style:family="text">
      <style:text-properties fo:color="#0000c0" style:font-name="Consolas" fo:font-style="italic" fo:background-color="transparent" style:font-name-asian="Consolas" style:font-style-asian="italic" style:font-name-complex="Consolas" style:font-style-complex="italic"/>
    </style:style>
    <style:style style:name="T13" style:family="text">
      <style:text-properties fo:color="#000000" style:font-name="Times New Roman" fo:font-style="italic" fo:background-color="transparent" style:font-name-asian="Consolas" style:font-style-asian="italic" style:font-name-complex="Consolas" style:font-style-complex="italic"/>
    </style:style>
    <style:style style:name="T14" style:family="text">
      <style:text-properties fo:color="#000000" style:font-name="Times New Roman" fo:font-style="normal" fo:background-color="transparent" style:font-name-asian="Consolas" style:font-style-asian="normal" style:font-name-complex="Consolas" style:font-style-complex="normal"/>
    </style:style>
    <style:style style:name="T15" style:family="text">
      <style:text-properties fo:font-weight="bold" style:font-weight-asian="bold" style:font-weight-complex="bold"/>
    </style:style>
    <style:style style:name="T16" style:family="text">
      <style:text-properties style:text-line-through-style="solid"/>
    </style:style>
    <style:style style:name="T17" style:family="text">
      <style:text-properties fo:color="#579d1c"/>
    </style:style>
    <style:style style:name="T18"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353cm"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draw:stroke-dash="Ultrafine_20_Dashed" svg:stroke-color="#000000"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083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Algorithme pour la détermination </text:p>
      <text:p text:style-name="P1">de la consigne des remote device</text:p>
      <text:p text:style-name="P1"/>
      <text:p text:style-name="P2">Air Conditioner Solar Management System</text:p>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0">1.Avant propos <text:tab/>2</text:p>
          <text:p text:style-name="P10">2.Résumé de ce qu'il faut savoir<text:tab/>2</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Avant propos </text:h>
      <text:p text:style-name="P4"/>
      <text:p text:style-name="P4">Avant d'entreprendre la lecture du document, il est nécessaire d'avoir en tête la vue globale du système, de connaître les variables mises en jeu et d'avoir une compréhension de la communication globale dans le système.</text:p>
      <text:p text:style-name="P6"><text:span text:style-name="T6">Il est donc conseillé de lire le document </text:span><text:span text:style-name="T7">« System_CommunicationPart.pdf » : </text:span><text:span text:style-name="T5">Description des échanges entre les divers acteurs du système - Air Conditioner Solar Management System </text:span><text:span text:style-name="T2"><text:line-break/></text:span></text:p>
      <text:h text:style-name="Heading_20_1" text:outline-level="1">Résumé de ce qu'il faut savoir</text:h>
      <text:p text:style-name="P4">De manière régulière, l'<text:span text:style-name="T2">IHM</text:span> vient alimenter la variable <text:span text:style-name="T2">HMI_CentralData</text:span> dans le module<text:span text:style-name="T2"> DataFromHMI.c/.h </text:span>de la <text:span text:style-name="T2">SGw</text:span>. <text:s/></text:p>
      <text:p text:style-name="P4"/>
      <text:p text:style-name="P4"/>
      <text:p text:style-name="P4"/>
      <text:p text:style-name="P4"><text:soft-page-break/>La variable est décrite comme suit : </text:p>
      <text:p text:style-name="P4"/>
      <text:p text:style-name="P4"/>
      <table:table table:name="Tableau4" table:style-name="Tableau4">
        <table:table-column table:style-name="Tableau4.A"/>
        <table:table-column table:style-name="Tableau4.B"/>
        <table:table-column table:style-name="Tableau4.C"/>
        <table:table-row>
          <table:table-cell table:style-name="Tableau4.A1" office:value-type="string">
            <text:p text:style-name="P11">Nom champ</text:p>
          </table:table-cell>
          <table:table-cell table:style-name="Tableau4.B1" table:number-columns-spanned="2" office:value-type="string">
            <text:p text:style-name="P12">LastHMITimeStamp</text:p>
          </table:table-cell>
          <table:covered-table-cell/>
        </table:table-row>
        <table:table-row>
          <table:table-cell table:style-name="Tableau4.A2" table:number-rows-spanned="2" office:value-type="string">
            <text:p text:style-name="P11"/>
          </table:table-cell>
          <table:table-cell table:style-name="Tableau4.A2" office:value-type="string">
            <text:p text:style-name="P11">type</text:p>
          </table:table-cell>
          <table:table-cell table:style-name="Tableau4.C2" office:value-type="string">
            <text:p text:style-name="P11">Valeurs</text:p>
          </table:table-cell>
        </table:table-row>
        <table:table-row table:style-name="Tableau4.3">
          <table:covered-table-cell/>
          <table:table-cell table:style-name="Tableau4.B3" office:value-type="string">
            <text:p text:style-name="P17">TimeStampTypedef</text:p>
          </table:table-cell>
          <table:table-cell table:style-name="Tableau4.C3" office:value-type="string">
            <text:p text:style-name="P11">HH:mn:ss:D:Month:Year</text:p>
          </table:table-cell>
        </table:table-row>
      </table:table>
      <table:table table:name="Tableau10" table:style-name="Tableau10">
        <table:table-column table:style-name="Tableau10.A"/>
        <table:table-column table:style-name="Tableau10.B"/>
        <table:table-column table:style-name="Tableau10.C"/>
        <table:table-row>
          <table:table-cell table:style-name="Tableau10.A1" office:value-type="string">
            <text:p text:style-name="P11">Nom champ</text:p>
          </table:table-cell>
          <table:table-cell table:style-name="Tableau10.B1" table:number-columns-spanned="2" office:value-type="string">
            <text:p text:style-name="P12">Mode</text:p>
          </table:table-cell>
          <table:covered-table-cell/>
        </table:table-row>
        <table:table-row>
          <table:table-cell table:style-name="Tableau10.A2" table:number-rows-spanned="2" office:value-type="string">
            <text:p text:style-name="P11"/>
          </table:table-cell>
          <table:table-cell table:style-name="Tableau10.A2" office:value-type="string">
            <text:p text:style-name="P11">type</text:p>
          </table:table-cell>
          <table:table-cell table:style-name="Tableau10.C2" office:value-type="string">
            <text:p text:style-name="P11">Valeurs</text:p>
          </table:table-cell>
        </table:table-row>
        <table:table-row>
          <table:covered-table-cell/>
          <table:table-cell table:style-name="Tableau10.B3" office:value-type="string">
            <text:p text:style-name="P11">Enum DFH_HMIMode</text:p>
          </table:table-cell>
          <table:table-cell table:style-name="Tableau10.C3" office:value-type="string">
            <text:p text:style-name="P11">HMI_Mode_Off / HMI_Mode_Auto / HMI_Mode_Program / </text:p>
            <text:p text:style-name="P11">HMI_Mode_Hollidays / </text:p>
          </table:table-cell>
        </table:table-row>
      </table:table>
      <table:table table:name="Tableau12" table:style-name="Tableau12">
        <table:table-column table:style-name="Tableau12.A"/>
        <table:table-column table:style-name="Tableau12.B"/>
        <table:table-column table:style-name="Tableau12.C"/>
        <table:table-row>
          <table:table-cell table:style-name="Tableau12.A1" office:value-type="string">
            <text:p text:style-name="P11">Nom champ</text:p>
          </table:table-cell>
          <table:table-cell table:style-name="Tableau12.B1" table:number-columns-spanned="2" office:value-type="string">
            <text:p text:style-name="P12">Auto <text:s/><text:span text:style-name="T8">structure type : DFH_AutoModeDataTypedef</text:span></text:p>
          </table:table-cell>
          <table:covered-table-cell/>
        </table:table-row>
        <table:table-row>
          <table:table-cell table:style-name="Tableau12.A2" table:number-rows-spanned="7" office:value-type="string">
            <text:p text:style-name="P11"/>
          </table:table-cell>
          <table:table-cell table:style-name="Tableau12.A2" office:value-type="string">
            <text:p text:style-name="P11">Champs / type</text:p>
          </table:table-cell>
          <table:table-cell table:style-name="Tableau12.C2" office:value-type="string">
            <text:p text:style-name="P11">Valeurs</text:p>
          </table:table-cell>
        </table:table-row>
        <table:table-row>
          <table:covered-table-cell/>
          <table:table-cell table:style-name="Tableau12.B3" office:value-type="string">
            <text:p text:style-name="P11">TempMinExt / float</text:p>
          </table:table-cell>
          <table:table-cell table:style-name="Tableau12.C3" office:value-type="float" office:value="11">
            <text:p text:style-name="P7">11</text:p>
          </table:table-cell>
        </table:table-row>
        <table:table-row>
          <table:covered-table-cell/>
          <table:table-cell table:style-name="Tableau12.B3" office:value-type="string">
            <text:p text:style-name="P11">PowExcessStart / float</text:p>
          </table:table-cell>
          <table:table-cell table:style-name="Tableau12.C3" office:value-type="float" office:value="500">
            <text:p text:style-name="P7">500</text:p>
          </table:table-cell>
        </table:table-row>
        <table:table-row>
          <table:covered-table-cell/>
          <table:table-cell table:style-name="Tableau12.B3" office:value-type="string">
            <text:p text:style-name="P11">PowExcessStop / float</text:p>
          </table:table-cell>
          <table:table-cell table:style-name="Tableau12.C3" office:value-type="float" office:value="250">
            <text:p text:style-name="P7">250</text:p>
          </table:table-cell>
        </table:table-row>
        <table:table-row>
          <table:covered-table-cell/>
          <table:table-cell table:style-name="Tableau12.B3" office:value-type="string">
            <text:p text:style-name="P11">char ClimPrio[4] / char</text:p>
          </table:table-cell>
          <table:table-cell table:style-name="Tableau12.C6" office:value-type="string">
            <text:p text:style-name="P7">1 / 2 <text:s/>/ 3 / 4</text:p>
          </table:table-cell>
        </table:table-row>
        <table:table-row>
          <table:covered-table-cell/>
          <table:table-cell table:style-name="Tableau12.B3" office:value-type="string">
            <text:p text:style-name="P11">SetTempMinHC / Short int</text:p>
          </table:table-cell>
          <table:table-cell table:style-name="Tableau12.C3" office:value-type="float" office:value="18">
            <text:p text:style-name="P7">18</text:p>
          </table:table-cell>
        </table:table-row>
        <table:table-row>
          <table:covered-table-cell/>
          <table:table-cell table:style-name="Tableau12.B3" office:value-type="string">
            <text:p text:style-name="P11">SetTempMinHP / Short int</text:p>
          </table:table-cell>
          <table:table-cell table:style-name="Tableau12.C3" office:value-type="float" office:value="19">
            <text:p text:style-name="P7">19</text:p>
          </table:table-cell>
        </table:table-row>
      </table:table>
      <table:table table:name="Tableau13" table:style-name="Tableau13">
        <table:table-column table:style-name="Tableau13.A"/>
        <table:table-column table:style-name="Tableau13.B"/>
        <table:table-column table:style-name="Tableau13.C"/>
        <table:table-row>
          <table:table-cell table:style-name="Tableau13.A1" office:value-type="string">
            <text:p text:style-name="P11">Nom champ</text:p>
          </table:table-cell>
          <table:table-cell table:style-name="Tableau13.B1" table:number-columns-spanned="2" office:value-type="string">
            <text:p text:style-name="P12">Program <text:span text:style-name="T8">structure DFH_ProgramModeDataTypedef</text:span></text:p>
          </table:table-cell>
          <table:covered-table-cell/>
        </table:table-row>
        <table:table-row>
          <table:table-cell table:style-name="Tableau13.A2" table:number-rows-spanned="7" office:value-type="string">
            <text:p text:style-name="P11"/>
          </table:table-cell>
          <table:table-cell table:style-name="Tableau13.A2" office:value-type="string">
            <text:p text:style-name="P11">Champs / type</text:p>
          </table:table-cell>
          <table:table-cell table:style-name="Tableau13.C2" office:value-type="string">
            <text:p text:style-name="P11">Valeurs</text:p>
          </table:table-cell>
        </table:table-row>
        <table:table-row>
          <table:covered-table-cell/>
          <table:table-cell table:style-name="Tableau13.B3" office:value-type="string">
            <text:p text:style-name="P11">Temperature_6h[4] / char </text:p>
          </table:table-cell>
          <table:table-cell table:style-name="Tableau13.C3" office:value-type="string">
            <text:p text:style-name="P11">Températures <text:s/>à 6 h pour chaque clim </text:p>
          </table:table-cell>
        </table:table-row>
        <table:table-row>
          <table:covered-table-cell/>
          <table:table-cell table:style-name="Tableau13.B3" office:value-type="string">
            <text:p text:style-name="P11">Temperature_8h[4] <text:s/>/ char </text:p>
          </table:table-cell>
          <table:table-cell table:style-name="Tableau13.C3" office:value-type="string">
            <text:p text:style-name="P11"/>
          </table:table-cell>
        </table:table-row>
        <table:table-row>
          <table:covered-table-cell/>
          <table:table-cell table:style-name="Tableau13.B3" office:value-type="string">
            <text:p text:style-name="P11">Temperature_10h[4] <text:s/>/ char</text:p>
          </table:table-cell>
          <table:table-cell table:style-name="Tableau13.C3" office:value-type="string">
            <text:p text:style-name="P11"/>
          </table:table-cell>
        </table:table-row>
        <table:table-row>
          <table:covered-table-cell/>
          <table:table-cell table:style-name="Tableau13.B3" office:value-type="string">
            <text:p text:style-name="P11">Temperature_15h[4] <text:s/>/ char</text:p>
          </table:table-cell>
          <table:table-cell table:style-name="Tableau13.C3" office:value-type="string">
            <text:p text:style-name="P11"/>
          </table:table-cell>
        </table:table-row>
        <table:table-row>
          <table:covered-table-cell/>
          <table:table-cell table:style-name="Tableau13.B3" office:value-type="string">
            <text:p text:style-name="P11">Temperature_18h[4] / char </text:p>
          </table:table-cell>
          <table:table-cell table:style-name="Tableau13.C3" office:value-type="string">
            <text:p text:style-name="P11"/>
          </table:table-cell>
        </table:table-row>
        <table:table-row>
          <table:covered-table-cell/>
          <table:table-cell table:style-name="Tableau13.B3" office:value-type="string">
            <text:p text:style-name="P11">Temperature_23h[4] <text:s/>/ char </text:p>
          </table:table-cell>
          <table:table-cell table:style-name="Tableau13.C3" office:value-type="string">
            <text:p text:style-name="P11"/>
          </table:table-cell>
        </table:table-row>
      </table:table>
      <table:table table:name="Tableau14" table:style-name="Tableau14">
        <table:table-column table:style-name="Tableau14.A"/>
        <table:table-column table:style-name="Tableau14.B"/>
        <table:table-column table:style-name="Tableau14.C"/>
        <table:table-row>
          <table:table-cell table:style-name="Tableau14.A1" office:value-type="string">
            <text:p text:style-name="P11">Nom champ</text:p>
          </table:table-cell>
          <table:table-cell table:style-name="Tableau14.B1" table:number-columns-spanned="2" office:value-type="string">
            <text:p text:style-name="P12">Hollidays <text:s/><text:span text:style-name="T8">structure DFH_HollidaysModeDataTypedef</text:span></text:p>
          </table:table-cell>
          <table:covered-table-cell/>
        </table:table-row>
        <table:table-row>
          <table:table-cell table:style-name="Tableau14.A2" table:number-rows-spanned="6" office:value-type="string">
            <text:p text:style-name="P11"/>
          </table:table-cell>
          <table:table-cell table:style-name="Tableau14.A2" office:value-type="string">
            <text:p text:style-name="P11">Champs / type</text:p>
          </table:table-cell>
          <table:table-cell table:style-name="Tableau14.C2" office:value-type="string">
            <text:p text:style-name="P11">Valeurs</text:p>
          </table:table-cell>
        </table:table-row>
        <table:table-row table:style-name="Tableau14.3">
          <table:covered-table-cell/>
          <table:table-cell table:style-name="Tableau14.B3" office:value-type="string">
            <text:p text:style-name="P11">Mode / char</text:p>
          </table:table-cell>
          <table:table-cell table:style-name="Tableau14.C3" office:value-type="string">
            <text:p text:style-name="P7">(char)HMI_Mode_Auto=0xA1</text:p>
          </table:table-cell>
        </table:table-row>
        <table:table-row table:style-name="Tableau14.3">
          <table:covered-table-cell/>
          <table:table-cell table:style-name="Tableau14.B3" office:value-type="string">
            <text:p text:style-name="P11">TempHG_bleu <text:s text:c="2"/>/ char</text:p>
          </table:table-cell>
          <table:table-cell table:style-name="Tableau14.C4" office:value-type="float" office:value="17">
            <text:p text:style-name="P7">17</text:p>
          </table:table-cell>
        </table:table-row>
        <table:table-row table:style-name="Tableau14.3">
          <table:covered-table-cell/>
          <table:table-cell table:style-name="Tableau14.B3" office:value-type="string">
            <text:p text:style-name="P11">TempHG_blanc <text:s/>/ char</text:p>
          </table:table-cell>
          <table:table-cell table:style-name="Tableau14.C4" office:value-type="float" office:value="17">
            <text:p text:style-name="P7">17</text:p>
          </table:table-cell>
        </table:table-row>
        <table:table-row table:style-name="Tableau14.3">
          <table:covered-table-cell/>
          <table:table-cell table:style-name="Tableau14.B3" office:value-type="string">
            <text:p text:style-name="P11">TempHG_rouge <text:s/>/ char</text:p>
          </table:table-cell>
          <table:table-cell table:style-name="Tableau14.C4" office:value-type="float" office:value="17">
            <text:p text:style-name="P7">17</text:p>
          </table:table-cell>
        </table:table-row>
        <table:table-row table:style-name="Tableau14.3">
          <table:covered-table-cell/>
          <table:table-cell table:style-name="Tableau14.B3" office:value-type="string">
            <text:p text:style-name="P17">ArrivalDate / TimeStampTypedef</text:p>
          </table:table-cell>
          <table:table-cell table:style-name="Tableau14.C3" office:value-type="string">
            <text:p text:style-name="P11">HH:mn:ss:D:Month:Year</text:p>
          </table:table-cell>
        </table:table-row>
      </table:table>
      <table:table table:name="Tableau15" table:style-name="Tableau15">
        <table:table-column table:style-name="Tableau15.A"/>
        <table:table-column table:style-name="Tableau15.B"/>
        <table:table-column table:style-name="Tableau15.C"/>
        <table:table-row>
          <table:table-cell table:style-name="Tableau15.A1" office:value-type="string">
            <text:p text:style-name="P11">Nom champ</text:p>
          </table:table-cell>
          <table:table-cell table:style-name="Tableau15.B1" table:number-columns-spanned="2" office:value-type="string">
            <text:p text:style-name="P12">Option <text:span text:style-name="T8">structure DFH_PowDataOptTypedef</text:span></text:p>
          </table:table-cell>
          <table:covered-table-cell/>
        </table:table-row>
        <table:table-row>
          <table:table-cell table:style-name="Tableau15.A2" table:number-rows-spanned="8" office:value-type="string">
            <text:p text:style-name="P11"/>
          </table:table-cell>
          <table:table-cell table:style-name="Tableau15.A2" office:value-type="string">
            <text:p text:style-name="P11">Champs / type</text:p>
          </table:table-cell>
          <table:table-cell table:style-name="Tableau15.C2" office:value-type="string">
            <text:p text:style-name="P11">Valeurs</text:p>
          </table:table-cell>
        </table:table-row>
        <table:table-row table:style-name="Tableau15.3">
          <table:covered-table-cell/>
          <table:table-cell table:style-name="Tableau15.B3" office:value-type="string">
            <text:p text:style-name="P11">PowExcess / float</text:p>
          </table:table-cell>
          <table:table-cell table:style-name="Tableau15.C3" office:value-type="string">
            <text:p text:style-name="P7">Positif si excès de puissance</text:p>
          </table:table-cell>
        </table:table-row>
        <table:table-row table:style-name="Tableau15.3">
          <table:covered-table-cell/>
          <table:table-cell table:style-name="Tableau15.B3" office:value-type="string">
            <text:p text:style-name="P11">PowL1_Home / float </text:p>
          </table:table-cell>
          <table:table-cell table:style-name="Tableau15.C3" office:value-type="string">
            <text:p text:style-name="P7">Forcément positif</text:p>
          </table:table-cell>
        </table:table-row>
        <table:table-row table:style-name="Tableau15.3">
          <table:covered-table-cell/>
          <table:table-cell table:style-name="Tableau15.B3" office:value-type="string">
            <text:p text:style-name="P11">PowInverter / float </text:p>
          </table:table-cell>
          <table:table-cell table:style-name="Tableau15.C3" office:value-type="string">
            <text:p text:style-name="P7">Forcément positif. Si négatif → inverter inactif.</text:p>
          </table:table-cell>
        </table:table-row>
        <table:table-row table:style-name="Tableau15.3">
          <table:covered-table-cell/>
          <table:table-cell table:style-name="Tableau15.B3" office:value-type="string">
            <text:p text:style-name="P11">ReapeatBeep / char</text:p>
          </table:table-cell>
          <table:table-cell table:style-name="Tableau15.C3" office:value-type="string">
            <text:p text:style-name="P7">0 / 1 : répétition consigne clim si identique à la précédente</text:p>
          </table:table-cell>
        </table:table-row>
        <table:table-row table:style-name="Tableau15.3">
          <table:covered-table-cell/>
          <table:table-cell table:style-name="Tableau15.B3" office:value-type="string">
            <text:p text:style-name="P11">PrioVE / char </text:p>
          </table:table-cell>
          <table:table-cell table:style-name="Tableau15.C3" office:value-type="string">
            <text:p text:style-name="P7">0 / 1 : indique qu'un VE est connecté, avec priorité de charge</text:p>
          </table:table-cell>
        </table:table-row>
        <table:table-row table:style-name="Tableau15.3">
          <table:covered-table-cell/>
          <table:table-cell table:style-name="Tableau15.B3" office:value-type="string">
            <text:p text:style-name="P11">CoupureNuit / char </text:p>
          </table:table-cell>
          <table:table-cell table:style-name="Tableau15.C3" office:value-type="string">
            <text:p text:style-name="P7">0 / 1 : force la coupure des climatisation la nuit</text:p>
          </table:table-cell>
        </table:table-row>
        <table:table-row table:style-name="Tableau15.3">
          <table:covered-table-cell/>
          <table:table-cell table:style-name="Tableau15.B3" office:value-type="string">
            <text:p text:style-name="P11">CouleurTempo / char</text:p>
          </table:table-cell>
          <table:table-cell table:style-name="Tableau15.C3" office:value-type="string">
            <text:p text:style-name="P7">0 indéfini / 1 bleu / 2 blanc / 3 rouge</text:p>
          </table:table-cell>
        </table:table-row>
      </table:table>
      <text:p text:style-name="P3"/>
      <text:p text:style-name="P3"/>
      <text:p text:style-name="P4"><text:soft-page-break/>D'un autre côté, le <text:span text:style-name="T2">RmDv </text:span>communique aussi périodiquement (le plus souvent 30mn). Le <text:span text:style-name="T2">RmDv</text:span> envoie des informations, et attend des données. La variable, associées au <text:span text:style-name="T2">RmDv</text:span> n°i est <text:span text:style-name="T2">RmDvData_i  </text:span><text:span text:style-name="T4">qui se trouve dans le module</text:span><text:span text:style-name="T2"> DataFromRmDv.c/.h</text:span></text:p>
      <text:p text:style-name="P5"/>
      <text:p text:style-name="P3"/>
      <table:table table:name="Tableau5" table:style-name="Tableau5">
        <table:table-column table:style-name="Tableau5.A"/>
        <table:table-column table:style-name="Tableau5.B"/>
        <table:table-column table:style-name="Tableau5.C"/>
        <table:table-row>
          <table:table-cell table:style-name="Tableau5.A1" table:number-rows-spanned="2" office:value-type="string">
            <text:p text:style-name="P13"/>
          </table:table-cell>
          <table:table-cell table:style-name="Tableau5.B1" table:number-columns-spanned="2" office:value-type="string">
            <text:p text:style-name="P14">RmDvData</text:p>
          </table:table-cell>
          <table:covered-table-cell/>
        </table:table-row>
        <table:table-row>
          <table:covered-table-cell/>
          <table:table-cell table:style-name="Tableau5.B2" office:value-type="string">
            <text:p text:style-name="P13">Champs / type</text:p>
          </table:table-cell>
          <table:table-cell table:style-name="Tableau5.C2" office:value-type="string">
            <text:p text:style-name="P13">Valeurs</text:p>
          </table:table-cell>
        </table:table-row>
        <table:table-row table:style-name="Tableau5.3">
          <table:table-cell table:style-name="Tableau5.B2" table:number-rows-spanned="4" office:value-type="string">
            <text:p text:style-name="P8">Réception</text:p>
            <text:p text:style-name="P8"/>
            <text:p text:style-name="P9">RmDv → SGw</text:p>
            <text:p text:style-name="P8"><text:span text:style-name="T2">SGw → <text:s/>IHM</text:span> <text:s/></text:p>
          </table:table-cell>
          <table:table-cell table:style-name="Tableau5.B3" office:value-type="string">
            <text:p text:style-name="P13">Température / float</text:p>
          </table:table-cell>
          <table:table-cell table:style-name="Tableau5.C3" office:value-type="string">
            <text:p text:style-name="P8">Température exprimée en °C <text:s/></text:p>
          </table:table-cell>
        </table:table-row>
        <table:table-row table:style-name="Tableau5.3">
          <table:covered-table-cell/>
          <table:table-cell table:style-name="Tableau5.B3" office:value-type="string">
            <text:p text:style-name="P13">LastTempSet / RmDv_TelecoIR_Cmde</text:p>
          </table:table-cell>
          <table:table-cell table:style-name="Tableau5.C3" office:value-type="string">
            <text:p text:style-name="P8">Dernière commande que le<text:span text:style-name="T2"> RmDv</text:span> a traité <text:s/></text:p>
          </table:table-cell>
        </table:table-row>
        <table:table-row table:style-name="Tableau5.3">
          <table:covered-table-cell/>
          <table:table-cell table:style-name="Tableau5.B3" office:value-type="string">
            <text:p text:style-name="P13">RmDv_WarningCode/ Status </text:p>
          </table:table-cell>
          <table:table-cell table:style-name="Tableau5.C3" office:value-type="string">
            <text:p text:style-name="P8">Message d'erreur/warning du <text:span text:style-name="T2">RmDv</text:span> <text:s text:c="2"/></text:p>
          </table:table-cell>
        </table:table-row>
        <table:table-row table:style-name="Tableau5.3">
          <table:covered-table-cell/>
          <table:table-cell table:style-name="Tableau5.B3" office:value-type="string">
            <text:p text:style-name="P15">RmDv_WkUp_CurrentState / PrevState</text:p>
          </table:table-cell>
          <table:table-cell table:style-name="Tableau5.C3" office:value-type="string">
            <text:p text:style-name="P7"><text:span text:style-name="T9">Indique l'état du </text:span><text:span text:style-name="T10">RmDv</text:span><text:span text:style-name="T9"> lors de la précédente activité. Si tout c'est bien passé le contenu vaut </text:span><text:span text:style-name="T11">WarningMssg.</text:span><text:span text:style-name="T12"> </text:span><text:span text:style-name="T14">Dans le cas contraire, la variable contient l'état de la FSM du</text:span><text:span text:style-name="T13"> RmDv</text:span><text:span text:style-name="T14"> au moment du plantage.</text:span></text:p>
          </table:table-cell>
        </table:table-row>
        <table:table-row table:style-name="Tableau5.3">
          <table:table-cell table:style-name="Tableau5.B2" table:number-rows-spanned="2" office:value-type="string">
            <text:p text:style-name="P9"/>
            <text:p text:style-name="P9">RmDv ← <text:s/>SGw</text:p>
          </table:table-cell>
          <table:table-cell table:style-name="Tableau5.B3" office:value-type="string">
            <text:p text:style-name="P13">RmDv_TelecoIR_Cmde/ NewTempSet</text:p>
          </table:table-cell>
          <table:table-cell table:style-name="Tableau5.C3" office:value-type="string">
            <text:p text:style-name="P8">Commande à envoyer au <text:span text:style-name="T2">RmDv</text:span> concerné. Elle est déterminée par la <text:span text:style-name="T2">SGw </text:span>en fonction des derniers paramètres <text:s/>transmis par l'<text:span text:style-name="T2">IHM</text:span>.</text:p>
          </table:table-cell>
        </table:table-row>
        <table:table-row table:style-name="Tableau5.3">
          <table:covered-table-cell/>
          <table:table-cell table:style-name="Tableau5.B3" office:value-type="string">
            <text:p text:style-name="P13">Delay_Typedef / Delay</text:p>
          </table:table-cell>
          <table:table-cell table:style-name="Tableau5.C3" office:value-type="string">
            <text:p text:style-name="P8">Structure de donnée gérant le temps (voir ci après). Principalement, intervalle de temps corrigé pour le prochain réveil (en seconde, int 32 bits) à envoyer au <text:span text:style-name="T2">RmDv</text:span>. Il est calculé par le <text:span text:style-name="T2">SGw</text:span> dès réception.</text:p>
          </table:table-cell>
        </table:table-row>
        <table:table-row table:style-name="Tableau5.3">
          <table:table-cell table:style-name="Tableau5.B2" table:number-rows-spanned="2" office:value-type="string">
            <text:p text:style-name="P8">Variable d'état</text:p>
          </table:table-cell>
          <table:table-cell table:style-name="Tableau5.B3" office:value-type="string">
            <text:p text:style-name="P13">ID / char</text:p>
          </table:table-cell>
          <table:table-cell table:style-name="Tableau5.C3" office:value-type="string">
            <text:p text:style-name="P8">Identifiant du <text:span text:style-name="T2">RmDv</text:span>. Unique. 0xD1 à 0xD5.</text:p>
          </table:table-cell>
        </table:table-row>
        <table:table-row table:style-name="Tableau5.3">
          <table:covered-table-cell/>
          <table:table-cell table:style-name="Tableau5.B3" office:value-type="string">
            <text:p text:style-name="P13">ReadyToRead / char</text:p>
          </table:table-cell>
          <table:table-cell table:style-name="Tableau5.C3" office:value-type="string">
            <text:p text:style-name="P8">Inutilisé pour linstant...</text:p>
          </table:table-cell>
        </table:table-row>
      </table:table>
      <text:p text:style-name="P3"/>
      <text:p text:style-name="P4"/>
      <text:p text:style-name="P4">Le principe de l'algorithme est donc, lors de la réception d'une requête d'un <text:span text:style-name="T2">RmDv</text:span>, de tester le champs <text:span text:style-name="T2">Mode</text:span>, et en fonction, appliquer l'un des 3 algorithmes suivants:</text:p>
      <text:list xml:id="list7846529135089481279" text:style-name="L1">
        <text:list-item>
          <text:p text:style-name="P18">HMIRmDvAlgo_AutoMode</text:p>
        </text:list-item>
        <text:list-item>
          <text:p text:style-name="P18">HMIRmDvAlgo_ProgramMode</text:p>
        </text:list-item>
        <text:list-item>
          <text:p text:style-name="P18">HMIRmDvAlgo_HollidayMode</text:p>
        </text:list-item>
      </text:list>
      <text:p text:style-name="P4"/>
      <text:p text:style-name="P4"/>
      <text:p text:style-name="P4">L'ensemble des fonctions se trouve dans le module <text:span text:style-name="T2">HMI_RmDv_Algo.c/.h</text:span>.</text:p>
      <text:p text:style-name="P4"/>
      <text:p text:style-name="P3"/>
      <text:p text:style-name="P3"/>
      <text:h text:style-name="Heading_20_1" text:outline-level="1">Les algorithmes</text:h>
      <text:p text:style-name="P3"/>
      <text:h text:style-name="Heading_20_2" text:outline-level="2">L'algorithme du mode programmation </text:h>
      <text:p text:style-name="P3"/>
      <text:p text:style-name="P4">C'est le plus simple. L'IHM envoie dans le champ <text:span text:style-name="T2">Program</text:span>, 6 tableaux correspondant à des créneaux horaires. Par exemple <text:span text:style-name="T2">Température_6h[4] </text:span>correspond à une température demandée à partir de 6h inclus jusqu'au prochain créneau (8h ici). <text:span text:style-name="T2">Température_23h[4]</text:span>, même chose jusqu'au prochain, soir 6h. La taille de 4 correspond au nombre de climatiseurs.</text:p>
      <text:p text:style-name="P4"/>
      <text:p text:style-name="P4">Dès le début de l'algorithme, on stampe l'instant pour ensuite déterminer le stamp cible, c'est à dire l'heure de la prochaine transaction. A partir <text:span text:style-name="T16">de cette heure</text:span> du <text:span text:style-name="T17">stamp de l'instant de réception,</text:span> on peut aller chercher dans le bon tableau, la température souhaité.</text:p>
      <text:p text:style-name="P4"/>
      <text:p text:style-name="P4"/>
      <text:h text:style-name="Heading_20_2" text:outline-level="2"><text:soft-page-break/>L'algorithme du mode automatique</text:h>
      <text:p text:style-name="P4">En reprenant les champs suivants, et en lisant aussi le document <text:span text:style-name="T2">« CommunicationPart.pdf », </text:span><text:span text:style-name="T4">on peut voir les grands principes de l'algo.</text:span></text:p>
      <text:p text:style-name="P4"/>
      <table:table table:name="Tableau1" table:style-name="Tableau1">
        <table:table-column table:style-name="Tableau1.A"/>
        <table:table-column table:style-name="Tableau1.B"/>
        <table:table-column table:style-name="Tableau1.C"/>
        <table:table-row>
          <table:table-cell table:style-name="Tableau1.A1" office:value-type="string">
            <text:p text:style-name="P11">Nom champ</text:p>
          </table:table-cell>
          <table:table-cell table:style-name="Tableau1.B1" table:number-columns-spanned="2" office:value-type="string">
            <text:p text:style-name="P12">Auto <text:s/><text:span text:style-name="T8">structure type : DFH_AutoModeDataTypedef</text:span></text:p>
          </table:table-cell>
          <table:covered-table-cell/>
        </table:table-row>
        <table:table-row>
          <table:table-cell table:style-name="Tableau1.A2" table:number-rows-spanned="7" office:value-type="string">
            <text:p text:style-name="P11"/>
          </table:table-cell>
          <table:table-cell table:style-name="Tableau1.A2" office:value-type="string">
            <text:p text:style-name="P11">Champs / type</text:p>
          </table:table-cell>
          <table:table-cell table:style-name="Tableau1.C2" office:value-type="string">
            <text:p text:style-name="P11">Valeurs</text:p>
          </table:table-cell>
        </table:table-row>
        <table:table-row>
          <table:covered-table-cell/>
          <table:table-cell table:style-name="Tableau1.B3" office:value-type="string">
            <text:p text:style-name="P11">TempMinExt / float</text:p>
          </table:table-cell>
          <table:table-cell table:style-name="Tableau1.C3" office:value-type="float" office:value="11">
            <text:p text:style-name="P7">11</text:p>
          </table:table-cell>
        </table:table-row>
        <table:table-row>
          <table:covered-table-cell/>
          <table:table-cell table:style-name="Tableau1.B3" office:value-type="string">
            <text:p text:style-name="P11">PowExcessStart / float</text:p>
          </table:table-cell>
          <table:table-cell table:style-name="Tableau1.C3" office:value-type="float" office:value="500">
            <text:p text:style-name="P7">500</text:p>
          </table:table-cell>
        </table:table-row>
        <table:table-row>
          <table:covered-table-cell/>
          <table:table-cell table:style-name="Tableau1.B3" office:value-type="string">
            <text:p text:style-name="P11">PowExcessStop / float</text:p>
          </table:table-cell>
          <table:table-cell table:style-name="Tableau1.C3" office:value-type="float" office:value="250">
            <text:p text:style-name="P7">250</text:p>
          </table:table-cell>
        </table:table-row>
        <table:table-row>
          <table:covered-table-cell/>
          <table:table-cell table:style-name="Tableau1.B3" office:value-type="string">
            <text:p text:style-name="P11">char ClimPrio[4] / char</text:p>
          </table:table-cell>
          <table:table-cell table:style-name="Tableau1.C6" office:value-type="string">
            <text:p text:style-name="P7">1 / 2 <text:s/>/ 3 / 4</text:p>
          </table:table-cell>
        </table:table-row>
        <table:table-row>
          <table:covered-table-cell/>
          <table:table-cell table:style-name="Tableau1.B3" office:value-type="string">
            <text:p text:style-name="P16">SetTempMinHC / Short int</text:p>
          </table:table-cell>
          <table:table-cell table:style-name="Tableau1.C3" office:value-type="float" office:value="18">
            <text:p text:style-name="P7">18</text:p>
          </table:table-cell>
        </table:table-row>
        <table:table-row>
          <table:covered-table-cell/>
          <table:table-cell table:style-name="Tableau1.B3" office:value-type="string">
            <text:p text:style-name="P16">SetTempMinHP / Short int</text:p>
          </table:table-cell>
          <table:table-cell table:style-name="Tableau1.C3" office:value-type="float" office:value="19">
            <text:p text:style-name="P7">19</text:p>
          </table:table-cell>
        </table:table-row>
      </table:table>
      <text:p text:style-name="P4"/>
      <text:p text:style-name="P4"/>
      <text:p text:style-name="P4"><text:span text:style-name="T2">TempMinExt </text:span>: la température minimale mesurée à l'extérieur sur les dernière 24h.</text:p>
      <text:p text:style-name="P4"><text:span text:style-name="T2">PowerExcessStart </text:span>: Puissance excédentaire de l'onduleur <text:s/>autorisant les climatisations</text:p>
      <text:p text:style-name="P4"><text:span text:style-name="T2">PowerExcessStop</text:span>: Puissance excédentaire de l'onduleur imposant la coupure des climatisations.</text:p>
      <text:p text:style-name="P4"/>
      <text:p text:style-name="P4"/>
      <text:p text:style-name="P4"><text:span text:style-name="T15">Remarque</text:span> : le mode automatique s'appuie sur les données du mode programmation.</text:p>
      <text:p text:style-name="P4"/>
      <text:h text:style-name="Heading_20_3" text:outline-level="3">Requirements</text:h>
      <text:p text:style-name="P4">Les climatisations sont « <text:span text:style-name="T3">boostées </text:span>», c'est à dire +2°C, si il existe un excédent de puissance. La stratégie est gérée par priorité.</text:p>
      <text:p text:style-name="P4"/>
      <text:p text:style-name="P4">Si en mode programmation, une climatisation est éteinte et qu'il y a de la puissance disponible, celle – ci est mise en marche (devient prioritaire) avec comme consigne la plus basse, 19°. </text:p>
      <text:p text:style-name="P4"/>
      <text:p text:style-name="P4">Si l'option VE est cochée et si l'onduleur produit plus de 3kW, les climatisations repassent en mode programmation pour laisser au VE de la puissance de charge.</text:p>
      <text:p text:style-name="P4">Si l'option VE est cochée mais que l'onduleur produit moins de 3kW (prévoir un hystérésis), le mode automatique prévau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3" text:outline-level="3"><text:soft-page-break/>Déroulement temporel</text:h>
      <text:p text:style-name="P4"/>
      <text:p text:style-name="P4"/>
      <text:p text:style-name="P4"/>
      <text:p text:style-name="P4"/>
      <text:p text:style-name="P4"><draw:frame draw:style-name="fr1" draw:name="images1" text:anchor-type="paragraph" svg:width="14.661cm" svg:height="8.943cm" draw:z-index="0"><draw:image xlink:href="Pictures/2000000700003946000022EF2F4A3FCC.svm" xlink:type="simple" xlink:show="embed" xlink:actuate="onLoad"/></draw:frame></text:p>
      <text:p text:style-name="P4">La variable structurée <text:span text:style-name="T2">TempSetTab_AutoMode[4]</text:span><text:span text:style-name="T4">est écrite toutes les 5mn. Les valeurs sont calculées par la </text:span><text:span text:style-name="T2">SGw</text:span><text:span text:style-name="T4"> et ce calcul est initié au moment où l'IHM fait sa requête (ce qui exclut de fait toute lecture par un </text:span><text:span text:style-name="T2">RmDv</text:span><text:span text:style-name="T4"> au même moment). </text:span></text:p>
      <text:p text:style-name="P4"><text:span text:style-name="T4">Une fois le calcul fait, si un </text:span><text:span text:style-name="T2">RmDv</text:span><text:span text:style-name="T4"> fait sa requête il n'a plus qu'à venir lire la bonne case du tableau </text:span><text:span text:style-name="T2">TempSetTab_AutoMode[4]</text:span><text:span text:style-name="T4">.</text:span></text:p>
      <text:p text:style-name="P4"><text:span text:style-name="T4"/></text:p>
      <text:p text:style-name="P22"><text:span text:style-name="T4">Synchronisation</text:span></text:p>
      <text:p text:style-name="P4"><text:span text:style-name="T4">Lorsque la </text:span><text:span text:style-name="T2">HMI </text:span><text:span text:style-name="T4">fait sa requête, elle se base sur le slot de programmation qui correspond. </text:span></text:p>
      <text:p text:style-name="P4"><text:span text:style-name="T4">Ce qu'il faut éviter :</text:span></text:p>
      <text:p text:style-name="P4"><text:span text:style-name="T4"/></text:p>
      <text:p text:style-name="P4"><draw:frame text:anchor-type="paragraph" draw:z-index="12" draw:style-name="gr5" draw:text-style-name="P39" svg:width="1.235cm" svg:height="0.329cm" svg:x="6.911cm" svg:y="0.048cm"><draw:text-box><text:p><text:span text:style-name="T18">HMI req</text:span></text:p></draw:text-box></draw:frame><draw:line text:anchor-type="paragraph" draw:z-index="11" draw:style-name="gr4" draw:text-style-name="P38" svg:x1="7.812cm" svg:y1="0.376cm" svg:x2="7.812cm" svg:y2="1.217cm"><text:p/></draw:line><draw:line text:anchor-type="paragraph" draw:z-index="15" draw:style-name="gr4" draw:text-style-name="P38" svg:x1="8.146cm" svg:y1="0.376cm" svg:x2="8.146cm" svg:y2="1.217cm"><text:p/></draw:line><draw:frame text:anchor-type="paragraph" draw:z-index="16" draw:style-name="gr5" draw:text-style-name="P39" svg:width="1.235cm" svg:height="0.329cm" svg:x="8.075cm" svg:y="0.048cm"><draw:text-box><text:p><text:span text:style-name="T18">RmDvReq</text:span></text:p></draw:text-box></draw:frame><text:span text:style-name="T4"/></text:p>
      <text:p text:style-name="P4"><text:span text:style-name="T4"/></text:p>
      <text:p text:style-name="P4"><draw:rect text:anchor-type="paragraph" draw:z-index="1" draw:style-name="gr1" draw:text-style-name="P38" svg:width="1.571cm" svg:height="0.392cm" svg:x="1.796cm" svg:y="0.325cm"><text:p/></draw:rect><draw:rect text:anchor-type="paragraph" draw:z-index="2" draw:style-name="gr1" draw:text-style-name="P38" svg:width="1.571cm" svg:height="0.392cm" svg:x="3.366cm" svg:y="0.325cm"><text:p/></draw:rect><draw:rect text:anchor-type="paragraph" draw:z-index="3" draw:style-name="gr1" draw:text-style-name="P38" svg:width="1.571cm" svg:height="0.392cm" svg:x="4.935cm" svg:y="0.325cm"><text:p/></draw:rect><draw:rect text:anchor-type="paragraph" draw:z-index="4" draw:style-name="gr1" draw:text-style-name="P38" svg:width="1.571cm" svg:height="0.392cm" svg:x="6.505cm" svg:y="0.325cm"><text:p/></draw:rect><draw:rect text:anchor-type="paragraph" draw:z-index="5" draw:style-name="gr2" draw:text-style-name="P38" svg:width="1.572cm" svg:height="0.392cm" svg:x="8.075cm" svg:y="0.325cm"><text:p/></draw:rect><draw:rect text:anchor-type="paragraph" draw:z-index="6" draw:style-name="gr2" draw:text-style-name="P38" svg:width="1.571cm" svg:height="0.392cm" svg:x="9.647cm" svg:y="0.325cm"><text:p/></draw:rect><draw:rect text:anchor-type="paragraph" draw:z-index="7" draw:style-name="gr2" draw:text-style-name="P38" svg:width="1.571cm" svg:height="0.392cm" svg:x="11.217cm" svg:y="0.325cm"><text:p/></draw:rect><draw:rect text:anchor-type="paragraph" draw:z-index="8" draw:style-name="gr2" draw:text-style-name="P38" svg:width="1.571cm" svg:height="0.392cm" svg:x="12.786cm" svg:y="0.325cm"><text:p/></draw:rect><draw:rect text:anchor-type="paragraph" draw:z-index="9" draw:style-name="gr2" draw:text-style-name="P38" svg:width="1.571cm" svg:height="0.392cm" svg:x="14.356cm" svg:y="0.325cm"><text:p/></draw:rect><text:span text:style-name="T4"/></text:p>
      <text:p text:style-name="P4"><draw:frame text:anchor-type="paragraph" draw:z-index="10" draw:style-name="gr3" draw:text-style-name="P39" svg:width="15.661cm" svg:height="0.354cm" svg:x="1.52cm" svg:y="0.386cm"><draw:text-box><text:p><text:span text:style-name="T18">10h <text:s text:c="85"/>12h </text:span></text:p></draw:text-box></draw:frame><draw:line text:anchor-type="paragraph" draw:z-index="13" draw:style-name="gr4" draw:text-style-name="P38" svg:x1="7.93cm" svg:y1="1.282cm" svg:x2="7.93cm" svg:y2="0.27cm"><text:p/></draw:line><text:span text:style-name="T4"/></text:p>
      <text:p text:style-name="P4"/>
      <text:p text:style-name="P4"><draw:frame text:anchor-type="paragraph" draw:z-index="14" draw:style-name="gr6" draw:text-style-name="P39" svg:width="1.648cm" svg:height="0.655cm" svg:x="7.126cm" svg:y="0.423cm"><draw:text-box><text:p><text:span text:style-name="T18">TempSetTab </text:span></text:p><text:p><text:span text:style-name="T18">remplie</text:span></text:p></draw:text-box></draw:frame></text:p>
      <text:p text:style-name="P4"/>
      <text:p text:style-name="P4"/>
      <text:p text:style-name="P4">Sur cette frise, on voit que la HMI a fait son calcul sur la base du « viel » intervalle. Il est donc nécessaire de tricher légèrement et d'ajouter systématiquement 2mn au stamp de la HMI pour que le calcul se fonde sur slot lors du dernier calcul avant transition.</text:p>
      <text:p text:style-name="P4"/>
      <text:p text:style-name="P4"/>
      <text:p text:style-name="P4"/>
      <text:p text:style-name="P4"/>
      <text:p text:style-name="P4"/>
      <text:h text:style-name="Heading_20_3" text:outline-level="3"><text:soft-page-break/>Mise en œuvre</text:h>
      <text:p text:style-name="P4"/>
      <text:p text:style-name="P4"/>
      <text:p text:style-name="P4">Une climatisation peut être boostée par rapport à son état d'origine. Voici les possibilités :</text:p>
      <text:p text:style-name="P4"/>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37">Boost Token</text:p>
          </table:table-cell>
          <table:table-cell table:style-name="Tableau7.B1" office:value-type="float" office:value="0">
            <text:p text:style-name="P28">0</text:p>
          </table:table-cell>
          <table:table-cell table:style-name="Tableau7.B1" office:value-type="float" office:value="1">
            <text:p text:style-name="P28">1</text:p>
          </table:table-cell>
          <table:table-cell table:style-name="Tableau7.D1" office:value-type="float" office:value="2">
            <text:p text:style-name="P28">2</text:p>
          </table:table-cell>
        </table:table-row>
        <table:table-row>
          <table:table-cell table:style-name="Tableau7.A2" office:value-type="string">
            <text:p text:style-name="P27">Clim </text:p>
          </table:table-cell>
          <table:table-cell table:style-name="Tableau7.A2" office:value-type="string">
            <text:p text:style-name="P27">Off </text:p>
          </table:table-cell>
          <table:table-cell table:style-name="Tableau7.A2" office:value-type="string">
            <text:p text:style-name="P27">19°C</text:p>
          </table:table-cell>
          <table:table-cell table:style-name="Tableau7.D2" office:value-type="string">
            <text:p text:style-name="P27">21°C</text:p>
          </table:table-cell>
        </table:table-row>
        <table:table-row>
          <table:table-cell table:style-name="Tableau7.A2" office:value-type="string">
            <text:p text:style-name="P27">Clim </text:p>
          </table:table-cell>
          <table:table-cell table:style-name="Tableau7.A2" office:value-type="string">
            <text:p text:style-name="P27">ProgTemp </text:p>
          </table:table-cell>
          <table:table-cell table:style-name="Tableau7.C3" office:value-type="string">
            <text:p text:style-name="P27">ProgTemp +2°C</text:p>
          </table:table-cell>
          <table:table-cell table:style-name="Tableau7.D3" office:value-type="string">
            <text:p text:style-name="P27"/>
          </table:table-cell>
        </table:table-row>
      </table:table>
      <text:p text:style-name="P4"><text:span text:style-name="T2"/></text:p>
      <text:p text:style-name="P4"><text:span text:style-name="T2"/></text:p>
      <text:p text:style-name="P4"><text:span text:style-name="T4">Deux états initiaux peuvent exister pour une climatisation :</text:span><text:span text:style-name="T2"> </text:span></text:p>
      <text:list xml:id="list761722899579106823" text:style-name="L4">
        <text:list-item>
          <text:p text:style-name="P26">la clim est arrêtée : elle peut subir deux stimulations, 19°C (on) dans un premier tps, puis 21°c dans un second.</text:p>
        </text:list-item>
        <text:list-item>
          <text:p text:style-name="P26">La clim est paramétrée à une température. Une seule stimulation <text:s/>de +2°C est possible.</text:p>
        </text:list-item>
      </text:list>
      <text:p text:style-name="P25"/>
      <text:p text:style-name="P25">Lors d'une requête IHM, on détermine le nombre de <text:span text:style-name="T2">BoostToken</text:span> qui peut être réalisé. Partant de l'état actuel des climatisation est en gérant des priorités, on peut déterminer les futures consignes des 4 climatisations.</text:p>
      <text:p text:style-name="P4"/>
      <text:p text:style-name="P4"/>
      <text:list xml:id="list4225448392715698227" text:style-name="L5">
        <text:list-item>
          <text:p text:style-name="P20">Mesure de P excédentaire,</text:p>
        </text:list-item>
        <text:list-item>
          <text:p text:style-name="P20">Détermination de <text:span text:style-name="T2">DeltaBoostTokenNb </text:span>(positive ou négatif) </text:p>
        </text:list-item>
        <text:list-item>
          <text:p text:style-name="P20">Détermination de <text:span text:style-name="T2">CurrentBoostTokenNb </text:span><text:span text:style-name="T4">(à partir des données de clim actuelle et programmée)</text:span></text:p>
        </text:list-item>
        <text:list-item>
          <text:p text:style-name="P20"><text:span text:style-name="T4">Détermination du</text:span><text:span text:style-name="T2"> DesiredBoostTokenNb</text:span><text:span text:style-name="T4"> (somme des deux données précédentes)</text:span></text:p>
        </text:list-item>
        <text:list-item>
          <text:p text:style-name="P23"><text:span text:style-name="T4">Répartition des Token sur chaque climatisation (cf § 3,2,4)</text:span></text:p>
        </text:list-item>
      </text:list>
      <text:p text:style-name="P4"/>
      <text:p text:style-name="P22">Remarque</text:p>
      <text:p text:style-name="P4">Si on part de 4 climatisations qui sont off, on dispose d'un <text:span text:style-name="T2">BoostTokenNb </text:span>qui vaut au maximum 8.</text:p>
      <text:p text:style-name="P4"/>
      <text:p text:style-name="P22">Priorisation de la répartition des BoostTokens:</text:p>
      <text:list xml:id="list2105643430718472175" text:style-name="L6">
        <text:list-item>
          <text:p text:style-name="P21">Pour chaque slot de température programmé il est possible de déterminer le <text:span text:style-name="T2">BoostTokenNbMax</text:span><text:span text:style-name="T4">. Il constituera la saturation haute.</text:span></text:p>
        </text:list-item>
        <text:list-item>
          <text:p text:style-name="P21">Les clim éteinte doivent passer à 19°C par ordre de priorité</text:p>
        </text:list-item>
        <text:list-item>
          <text:p text:style-name="P21">qd les clims sont toutes allumées, on répartit <text:s/>par priorisation.</text:p>
          <text:p text:style-name="P21"/>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Pour gérer tout cela, on utilise la variable <text:span text:style-name="T2">AutoData</text:span>.</text:p>
      <text:p text:style-name="P4"/>
      <text:p text:style-name="P4"/>
      <text:p text:style-name="P4"><text:soft-page-break/>Exemple : <text:span text:style-name="T15">Entrée dans l'algo</text:span> automatique, la puissance disponible indique <text:span text:style-name="T2">DeltaBoostNB </text:span>= +2</text:p>
      <text:p text:style-name="P4"/>
      <table:table table:name="Tableau2" table:style-name="Tableau2">
        <table:table-column table:style-name="Tableau2.A"/>
        <table:table-column table:style-name="Tableau2.B"/>
        <table:table-column table:style-name="Tableau2.C"/>
        <table:table-column table:style-name="Tableau2.B"/>
        <table:table-column table:style-name="Tableau2.E"/>
        <table:table-column table:style-name="Tableau2.F"/>
        <table:table-row>
          <table:table-cell table:style-name="Tableau2.A1" office:value-type="string">
            <text:p text:style-name="P29"/>
          </table:table-cell>
          <table:table-cell table:style-name="Tableau2.A1" office:value-type="string">
            <text:p text:style-name="P29">ProgTemp</text:p>
          </table:table-cell>
          <table:table-cell table:style-name="Tableau2.A1" office:value-type="string">
            <text:p text:style-name="P29">CurrentTemp</text:p>
          </table:table-cell>
          <table:table-cell table:style-name="Tableau2.A1" office:value-type="string">
            <text:p text:style-name="P29">Current BoostToken</text:p>
          </table:table-cell>
          <table:table-cell table:style-name="Tableau2.A1" office:value-type="string">
            <text:p text:style-name="P29">TempSet</text:p>
          </table:table-cell>
          <table:table-cell table:style-name="Tableau2.F1" office:value-type="string">
            <text:p text:style-name="P29">Prio </text:p>
          </table:table-cell>
        </table:table-row>
        <table:table-row>
          <table:table-cell table:style-name="Tableau2.A2" office:value-type="string">
            <text:p text:style-name="P29">Salon</text:p>
          </table:table-cell>
          <table:table-cell table:style-name="Tableau2.B2" office:value-type="float" office:value="19">
            <text:p text:style-name="P30">19</text:p>
          </table:table-cell>
          <table:table-cell table:style-name="Tableau2.B2" office:value-type="float" office:value="21">
            <text:p text:style-name="P30">21</text:p>
          </table:table-cell>
          <table:table-cell table:style-name="Tableau2.B2" office:value-type="float" office:value="1">
            <text:p text:style-name="P30">1</text:p>
          </table:table-cell>
          <table:table-cell table:style-name="Tableau2.B2" office:value-type="float" office:value="19">
            <text:p text:style-name="P32">19</text:p>
          </table:table-cell>
          <table:table-cell table:style-name="Tableau2.F2" office:value-type="float" office:value="1">
            <text:p text:style-name="P30">1</text:p>
          </table:table-cell>
        </table:table-row>
        <table:table-row>
          <table:table-cell table:style-name="Tableau2.A2" office:value-type="string">
            <text:p text:style-name="P29">Salle à Manger</text:p>
          </table:table-cell>
          <table:table-cell table:style-name="Tableau2.B2" office:value-type="float" office:value="19">
            <text:p text:style-name="P30">19</text:p>
          </table:table-cell>
          <table:table-cell table:style-name="Tableau2.B2" office:value-type="float" office:value="19">
            <text:p text:style-name="P30">19</text:p>
          </table:table-cell>
          <table:table-cell table:style-name="Tableau2.B2" office:value-type="float" office:value="0">
            <text:p text:style-name="P30">0</text:p>
          </table:table-cell>
          <table:table-cell table:style-name="Tableau2.B2" office:value-type="float" office:value="19">
            <text:p text:style-name="P32">19</text:p>
          </table:table-cell>
          <table:table-cell table:style-name="Tableau2.F2" office:value-type="float" office:value="2">
            <text:p text:style-name="P30">2</text:p>
          </table:table-cell>
        </table:table-row>
        <table:table-row>
          <table:table-cell table:style-name="Tableau2.A2" office:value-type="string">
            <text:p text:style-name="P29">Entrée</text:p>
          </table:table-cell>
          <table:table-cell table:style-name="Tableau2.B2" office:value-type="float" office:value="0">
            <text:p text:style-name="P30">0</text:p>
          </table:table-cell>
          <table:table-cell table:style-name="Tableau2.B2" office:value-type="float" office:value="19">
            <text:p text:style-name="P30">19</text:p>
          </table:table-cell>
          <table:table-cell table:style-name="Tableau2.B2" office:value-type="float" office:value="1">
            <text:p text:style-name="P30">1</text:p>
          </table:table-cell>
          <table:table-cell table:style-name="Tableau2.B2" office:value-type="float" office:value="19">
            <text:p text:style-name="P32">19</text:p>
          </table:table-cell>
          <table:table-cell table:style-name="Tableau2.F2" office:value-type="float" office:value="3">
            <text:p text:style-name="P30">3</text:p>
          </table:table-cell>
        </table:table-row>
        <table:table-row>
          <table:table-cell table:style-name="Tableau2.A2" office:value-type="string">
            <text:p text:style-name="P29">Couloir</text:p>
          </table:table-cell>
          <table:table-cell table:style-name="Tableau2.B2" office:value-type="float" office:value="0">
            <text:p text:style-name="P30">0</text:p>
          </table:table-cell>
          <table:table-cell table:style-name="Tableau2.B2" office:value-type="float" office:value="19">
            <text:p text:style-name="P30">19</text:p>
          </table:table-cell>
          <table:table-cell table:style-name="Tableau2.B2" office:value-type="float" office:value="1">
            <text:p text:style-name="P30">1</text:p>
          </table:table-cell>
          <table:table-cell table:style-name="Tableau2.B2" office:value-type="float" office:value="19">
            <text:p text:style-name="P32">19</text:p>
          </table:table-cell>
          <table:table-cell table:style-name="Tableau2.F2" office:value-type="float" office:value="4">
            <text:p text:style-name="P30">4</text:p>
          </table:table-cell>
        </table:table-row>
        <table:table-row>
          <table:table-cell table:style-name="Tableau2.A2" office:value-type="string">
            <text:p text:style-name="P37">Current BoostTokenNb</text:p>
          </table:table-cell>
          <table:table-cell table:style-name="Tableau2.F2" table:number-columns-spanned="5" office:value-type="float" office:value="3">
            <text:p text:style-name="P30">3</text:p>
          </table:table-cell>
          <table:covered-table-cell/>
          <table:covered-table-cell/>
          <table:covered-table-cell/>
          <table:covered-table-cell/>
        </table:table-row>
        <table:table-row>
          <table:table-cell table:style-name="Tableau2.A2" office:value-type="string">
            <text:p text:style-name="P37">Delta BoostTokenNb</text:p>
          </table:table-cell>
          <table:table-cell table:style-name="Tableau2.F2" table:number-columns-spanned="5" office:value-type="float" office:value="-1">
            <text:p text:style-name="P32">-1</text:p>
          </table:table-cell>
          <table:covered-table-cell/>
          <table:covered-table-cell/>
          <table:covered-table-cell/>
          <table:covered-table-cell/>
        </table:table-row>
        <table:table-row>
          <table:table-cell table:style-name="Tableau2.A2" office:value-type="string">
            <text:p text:style-name="P37">Desired BoostTokenNb</text:p>
          </table:table-cell>
          <table:table-cell table:style-name="Tableau2.F2" table:number-columns-spanned="5" office:value-type="float" office:value="2">
            <text:p text:style-name="P32">2</text:p>
          </table:table-cell>
          <table:covered-table-cell/>
          <table:covered-table-cell/>
          <table:covered-table-cell/>
          <table:covered-table-cell/>
        </table:table-row>
        <table:table-row>
          <table:table-cell table:style-name="Tableau2.A2" office:value-type="string">
            <text:p text:style-name="P37">BoostTokenNbMax</text:p>
          </table:table-cell>
          <table:table-cell table:style-name="Tableau2.F2" table:number-columns-spanned="5" office:value-type="float" office:value="6">
            <text:p text:style-name="P36">6</text:p>
          </table:table-cell>
          <table:covered-table-cell/>
          <table:covered-table-cell/>
          <table:covered-table-cell/>
          <table:covered-table-cell/>
        </table:table-row>
      </table:table>
      <text:p text:style-name="P4"/>
      <text:p text:style-name="P4">En rouge, les prévisions de l'ancienne exécution de l'algorithme. Il disait -1 en DeltaBoostTokenNb. Donc si les <text:span text:style-name="T2">RmDv</text:span> avaient sollicité la <text:span text:style-name="T2">Sgw </text:span>avant cette nouvelle exécution, <text:s/>ils auraient eu ces nouvelles consignes. Typiquement, baisse à 19°C de la clim salon puisque moins prioritaire que les clims éteintes de base. Remarquons le<text:span text:style-name="T2"> BoostTokenNbMax</text:span> qui vaut 6.</text:p>
      <text:p text:style-name="P4"/>
      <text:p text:style-name="P4"/>
      <text:p text:style-name="P22">En sortant de l'algorithme</text:p>
      <text:p text:style-name="P22"/>
      <table:table table:name="Tableau8" table:style-name="Tableau8">
        <table:table-column table:style-name="Tableau8.A"/>
        <table:table-column table:style-name="Tableau8.B"/>
        <table:table-column table:style-name="Tableau8.C"/>
        <table:table-column table:style-name="Tableau8.B"/>
        <table:table-column table:style-name="Tableau8.E"/>
        <table:table-column table:style-name="Tableau8.F"/>
        <table:table-row>
          <table:table-cell table:style-name="Tableau8.A1" office:value-type="string">
            <text:p text:style-name="P29"/>
          </table:table-cell>
          <table:table-cell table:style-name="Tableau8.A1" office:value-type="string">
            <text:p text:style-name="P29">ProgTemp</text:p>
          </table:table-cell>
          <table:table-cell table:style-name="Tableau8.A1" office:value-type="string">
            <text:p text:style-name="P29">CurrentTemp</text:p>
          </table:table-cell>
          <table:table-cell table:style-name="Tableau8.A1" office:value-type="string">
            <text:p text:style-name="P29">Current Boost</text:p>
          </table:table-cell>
          <table:table-cell table:style-name="Tableau8.A1" office:value-type="string">
            <text:p text:style-name="P29">TempSet</text:p>
          </table:table-cell>
          <table:table-cell table:style-name="Tableau8.F1" office:value-type="string">
            <text:p text:style-name="P29">Prio </text:p>
          </table:table-cell>
        </table:table-row>
        <table:table-row>
          <table:table-cell table:style-name="Tableau8.A2" office:value-type="string">
            <text:p text:style-name="P29">Salon</text:p>
          </table:table-cell>
          <table:table-cell table:style-name="Tableau8.B2" office:value-type="float" office:value="19">
            <text:p text:style-name="P30">19</text:p>
          </table:table-cell>
          <table:table-cell table:style-name="Tableau8.B2" office:value-type="float" office:value="21">
            <text:p text:style-name="P30">21</text:p>
          </table:table-cell>
          <table:table-cell table:style-name="Tableau8.B2" office:value-type="float" office:value="1">
            <text:p text:style-name="P30">1</text:p>
          </table:table-cell>
          <table:table-cell table:style-name="Tableau8.B2" office:value-type="float" office:value="21">
            <text:p text:style-name="P32">21</text:p>
          </table:table-cell>
          <table:table-cell table:style-name="Tableau8.F2" office:value-type="float" office:value="1">
            <text:p text:style-name="P30">1</text:p>
          </table:table-cell>
        </table:table-row>
        <table:table-row>
          <table:table-cell table:style-name="Tableau8.A2" office:value-type="string">
            <text:p text:style-name="P29">Salle à Manger</text:p>
          </table:table-cell>
          <table:table-cell table:style-name="Tableau8.B2" office:value-type="float" office:value="19">
            <text:p text:style-name="P30">19</text:p>
          </table:table-cell>
          <table:table-cell table:style-name="Tableau8.B2" office:value-type="float" office:value="19">
            <text:p text:style-name="P30">19</text:p>
          </table:table-cell>
          <table:table-cell table:style-name="Tableau8.B2" office:value-type="float" office:value="0">
            <text:p text:style-name="P30">0</text:p>
          </table:table-cell>
          <table:table-cell table:style-name="Tableau8.B2" office:value-type="float" office:value="21">
            <text:p text:style-name="P32">21</text:p>
          </table:table-cell>
          <table:table-cell table:style-name="Tableau8.F2" office:value-type="float" office:value="2">
            <text:p text:style-name="P30">2</text:p>
          </table:table-cell>
        </table:table-row>
        <table:table-row>
          <table:table-cell table:style-name="Tableau8.A2" office:value-type="string">
            <text:p text:style-name="P29">Entrée</text:p>
          </table:table-cell>
          <table:table-cell table:style-name="Tableau8.B2" office:value-type="float" office:value="0">
            <text:p text:style-name="P30">0</text:p>
          </table:table-cell>
          <table:table-cell table:style-name="Tableau8.B2" office:value-type="float" office:value="19">
            <text:p text:style-name="P30">19</text:p>
          </table:table-cell>
          <table:table-cell table:style-name="Tableau8.B2" office:value-type="float" office:value="1">
            <text:p text:style-name="P30">1</text:p>
          </table:table-cell>
          <table:table-cell table:style-name="Tableau8.B2" office:value-type="float" office:value="21">
            <text:p text:style-name="P32">21</text:p>
          </table:table-cell>
          <table:table-cell table:style-name="Tableau8.F2" office:value-type="float" office:value="3">
            <text:p text:style-name="P30">3</text:p>
          </table:table-cell>
        </table:table-row>
        <table:table-row>
          <table:table-cell table:style-name="Tableau8.A2" office:value-type="string">
            <text:p text:style-name="P29">Couloir</text:p>
          </table:table-cell>
          <table:table-cell table:style-name="Tableau8.B2" office:value-type="float" office:value="0">
            <text:p text:style-name="P30">0</text:p>
          </table:table-cell>
          <table:table-cell table:style-name="Tableau8.B2" office:value-type="float" office:value="19">
            <text:p text:style-name="P30">19</text:p>
          </table:table-cell>
          <table:table-cell table:style-name="Tableau8.B2" office:value-type="float" office:value="1">
            <text:p text:style-name="P30">1</text:p>
          </table:table-cell>
          <table:table-cell table:style-name="Tableau8.B2" office:value-type="float" office:value="19">
            <text:p text:style-name="P32">19</text:p>
          </table:table-cell>
          <table:table-cell table:style-name="Tableau8.F2" office:value-type="float" office:value="4">
            <text:p text:style-name="P30">4</text:p>
          </table:table-cell>
        </table:table-row>
        <table:table-row>
          <table:table-cell table:style-name="Tableau8.A2" office:value-type="string">
            <text:p text:style-name="P37">Current BoostTokenNb</text:p>
          </table:table-cell>
          <table:table-cell table:style-name="Tableau8.F2" table:number-columns-spanned="5" office:value-type="float" office:value="3">
            <text:p text:style-name="P30">3</text:p>
          </table:table-cell>
          <table:covered-table-cell/>
          <table:covered-table-cell/>
          <table:covered-table-cell/>
          <table:covered-table-cell/>
        </table:table-row>
        <table:table-row>
          <table:table-cell table:style-name="Tableau8.A2" office:value-type="string">
            <text:p text:style-name="P37">Delta BoostTokenNb</text:p>
          </table:table-cell>
          <table:table-cell table:style-name="Tableau8.F2" table:number-columns-spanned="5" office:value-type="float" office:value="2">
            <text:p text:style-name="P33">2</text:p>
          </table:table-cell>
          <table:covered-table-cell/>
          <table:covered-table-cell/>
          <table:covered-table-cell/>
          <table:covered-table-cell/>
        </table:table-row>
        <table:table-row>
          <table:table-cell table:style-name="Tableau8.A2" office:value-type="string">
            <text:p text:style-name="P37">Desired BoostTokenNb</text:p>
          </table:table-cell>
          <table:table-cell table:style-name="Tableau8.F2" table:number-columns-spanned="5" office:value-type="float" office:value="5">
            <text:p text:style-name="P34">5</text:p>
          </table:table-cell>
          <table:covered-table-cell/>
          <table:covered-table-cell/>
          <table:covered-table-cell/>
          <table:covered-table-cell/>
        </table:table-row>
        <table:table-row>
          <table:table-cell table:style-name="Tableau8.A2" office:value-type="string">
            <text:p text:style-name="P37">BoostTokenNbMax</text:p>
          </table:table-cell>
          <table:table-cell table:style-name="Tableau8.F2" table:number-columns-spanned="5" office:value-type="float" office:value="6">
            <text:p text:style-name="P36">6</text:p>
          </table:table-cell>
          <table:covered-table-cell/>
          <table:covered-table-cell/>
          <table:covered-table-cell/>
          <table:covered-table-cell/>
        </table:table-row>
      </table:table>
      <text:p text:style-name="P4"/>
      <text:p text:style-name="P4"/>
      <text:p text:style-name="P4">Et enfin le tableau lorsque les 4 RmDv on récupérées leur set et activé leur clim respective :</text:p>
      <text:p text:style-name="P22"/>
      <table:table table:name="Tableau9" table:style-name="Tableau9">
        <table:table-column table:style-name="Tableau9.A"/>
        <table:table-column table:style-name="Tableau9.B"/>
        <table:table-column table:style-name="Tableau9.C"/>
        <table:table-column table:style-name="Tableau9.B"/>
        <table:table-column table:style-name="Tableau9.E"/>
        <table:table-column table:style-name="Tableau9.F"/>
        <table:table-row>
          <table:table-cell table:style-name="Tableau9.A1" office:value-type="string">
            <text:p text:style-name="P29"/>
          </table:table-cell>
          <table:table-cell table:style-name="Tableau9.A1" office:value-type="string">
            <text:p text:style-name="P29">ProgTemp</text:p>
          </table:table-cell>
          <table:table-cell table:style-name="Tableau9.A1" office:value-type="string">
            <text:p text:style-name="P29">CurrentTemp</text:p>
          </table:table-cell>
          <table:table-cell table:style-name="Tableau9.A1" office:value-type="string">
            <text:p text:style-name="P29">Current Boost</text:p>
          </table:table-cell>
          <table:table-cell table:style-name="Tableau9.A1" office:value-type="string">
            <text:p text:style-name="P29">TempSet</text:p>
          </table:table-cell>
          <table:table-cell table:style-name="Tableau9.F1" office:value-type="string">
            <text:p text:style-name="P29">Prio </text:p>
          </table:table-cell>
        </table:table-row>
        <table:table-row>
          <table:table-cell table:style-name="Tableau9.A2" office:value-type="string">
            <text:p text:style-name="P29">Salon</text:p>
          </table:table-cell>
          <table:table-cell table:style-name="Tableau9.B2" office:value-type="float" office:value="19">
            <text:p text:style-name="P30">19</text:p>
          </table:table-cell>
          <table:table-cell table:style-name="Tableau9.B2" office:value-type="float" office:value="21">
            <text:p text:style-name="P35">21</text:p>
          </table:table-cell>
          <table:table-cell table:style-name="Tableau9.B2" office:value-type="float" office:value="1">
            <text:p text:style-name="P30">1</text:p>
          </table:table-cell>
          <table:table-cell table:style-name="Tableau9.E2" office:value-type="string">
            <text:p text:style-name="P32">_</text:p>
          </table:table-cell>
          <table:table-cell table:style-name="Tableau9.F2" office:value-type="float" office:value="1">
            <text:p text:style-name="P30">1</text:p>
          </table:table-cell>
        </table:table-row>
        <table:table-row>
          <table:table-cell table:style-name="Tableau9.A2" office:value-type="string">
            <text:p text:style-name="P29">Salle à Manger</text:p>
          </table:table-cell>
          <table:table-cell table:style-name="Tableau9.B2" office:value-type="float" office:value="19">
            <text:p text:style-name="P30">19</text:p>
          </table:table-cell>
          <table:table-cell table:style-name="Tableau9.B2" office:value-type="float" office:value="21">
            <text:p text:style-name="P35">21</text:p>
          </table:table-cell>
          <table:table-cell table:style-name="Tableau9.B2" office:value-type="float" office:value="1">
            <text:p text:style-name="P30">1</text:p>
          </table:table-cell>
          <table:table-cell table:style-name="Tableau9.E2" office:value-type="string">
            <text:p text:style-name="P32">_</text:p>
          </table:table-cell>
          <table:table-cell table:style-name="Tableau9.F2" office:value-type="float" office:value="2">
            <text:p text:style-name="P30">2</text:p>
          </table:table-cell>
        </table:table-row>
        <table:table-row>
          <table:table-cell table:style-name="Tableau9.A2" office:value-type="string">
            <text:p text:style-name="P29">Entrée</text:p>
          </table:table-cell>
          <table:table-cell table:style-name="Tableau9.B2" office:value-type="float" office:value="0">
            <text:p text:style-name="P30">0</text:p>
          </table:table-cell>
          <table:table-cell table:style-name="Tableau9.B2" office:value-type="float" office:value="21">
            <text:p text:style-name="P35">21</text:p>
          </table:table-cell>
          <table:table-cell table:style-name="Tableau9.B2" office:value-type="float" office:value="2">
            <text:p text:style-name="P30">2</text:p>
          </table:table-cell>
          <table:table-cell table:style-name="Tableau9.E2" office:value-type="string">
            <text:p text:style-name="P32">_</text:p>
          </table:table-cell>
          <table:table-cell table:style-name="Tableau9.F2" office:value-type="float" office:value="3">
            <text:p text:style-name="P30">3</text:p>
          </table:table-cell>
        </table:table-row>
        <table:table-row>
          <table:table-cell table:style-name="Tableau9.A2" office:value-type="string">
            <text:p text:style-name="P29">Couloir</text:p>
          </table:table-cell>
          <table:table-cell table:style-name="Tableau9.B2" office:value-type="float" office:value="0">
            <text:p text:style-name="P30">0</text:p>
          </table:table-cell>
          <table:table-cell table:style-name="Tableau9.B2" office:value-type="float" office:value="19">
            <text:p text:style-name="P35">19</text:p>
          </table:table-cell>
          <table:table-cell table:style-name="Tableau9.B2" office:value-type="float" office:value="1">
            <text:p text:style-name="P30">1</text:p>
          </table:table-cell>
          <table:table-cell table:style-name="Tableau9.E2" office:value-type="string">
            <text:p text:style-name="P32">_</text:p>
          </table:table-cell>
          <table:table-cell table:style-name="Tableau9.F2" office:value-type="float" office:value="4">
            <text:p text:style-name="P30">4</text:p>
          </table:table-cell>
        </table:table-row>
        <table:table-row>
          <table:table-cell table:style-name="Tableau9.A2" office:value-type="string">
            <text:p text:style-name="P37">Current BoostTokenNb</text:p>
          </table:table-cell>
          <table:table-cell table:style-name="Tableau9.F2" table:number-columns-spanned="5" office:value-type="float" office:value="5">
            <text:p text:style-name="P31">5</text:p>
          </table:table-cell>
          <table:covered-table-cell/>
          <table:covered-table-cell/>
          <table:covered-table-cell/>
          <table:covered-table-cell/>
        </table:table-row>
        <table:table-row>
          <table:table-cell table:style-name="Tableau9.A2" office:value-type="string">
            <text:p text:style-name="P37">Delta BoostTokenNb</text:p>
          </table:table-cell>
          <table:table-cell table:style-name="Tableau9.B7" table:number-columns-spanned="5" office:value-type="string">
            <text:p text:style-name="P33">_</text:p>
          </table:table-cell>
          <table:covered-table-cell/>
          <table:covered-table-cell/>
          <table:covered-table-cell/>
          <table:covered-table-cell/>
        </table:table-row>
        <table:table-row>
          <table:table-cell table:style-name="Tableau9.A2" office:value-type="string">
            <text:p text:style-name="P37">Desired BoostTokenNb</text:p>
          </table:table-cell>
          <table:table-cell table:style-name="Tableau9.B7" table:number-columns-spanned="5" office:value-type="string">
            <text:p text:style-name="P34">_</text:p>
          </table:table-cell>
          <table:covered-table-cell/>
          <table:covered-table-cell/>
          <table:covered-table-cell/>
          <table:covered-table-cell/>
        </table:table-row>
        <table:table-row>
          <table:table-cell table:style-name="Tableau9.A2" office:value-type="string">
            <text:p text:style-name="P37">BoostTokenNbMax</text:p>
          </table:table-cell>
          <table:table-cell table:style-name="Tableau9.F2" table:number-columns-spanned="5" office:value-type="float" office:value="6">
            <text:p text:style-name="P36">6</text:p>
          </table:table-cell>
          <table:covered-table-cell/>
          <table:covered-table-cell/>
          <table:covered-table-cell/>
          <table:covered-table-cell/>
        </table:table-row>
      </table:table>
      <text:h text:style-name="Heading_20_3" text:outline-level="3"><text:soft-page-break/>Répartition des BoostTokens sur chaque climatisation</text:h>
      <text:p text:style-name="P4"/>
      <text:p text:style-name="P4">Soit un nombre donné, <text:span text:style-name="T2"><text:s/>DesiredBoostTokenNb. </text:span><text:span text:style-name="T4">Le but de l'algo qui suit est de fixer les températures visées pour chaque climatisation et ce en partant de l'état de départ (programmation).</text:span></text:p>
      <text:p text:style-name="P4"><text:span text:style-name="T4"/></text:p>
      <text:p text:style-name="P4"><text:span text:style-name="T4">Recopier la table ProgTemp vers TempSet</text:span></text:p>
      <text:p text:style-name="P4"><text:span text:style-name="T4"/></text:p>
      <text:p text:style-name="P4"><text:span text:style-name="T4">Tant qu'il y a des jetons à distribuer</text:span></text:p>
      <text:p text:style-name="P4"><text:span text:style-name="T4"><text:tab/>Déterminer le nbre de Clim off</text:span></text:p>
      <text:p text:style-name="P4"><text:span text:style-name="T4"><text:tab/>Si ce nbre&gt;0 /* il existe des clim arrêtées*/</text:span></text:p>
      <text:p text:style-name="P4"><text:span text:style-name="T4"><text:tab/><text:tab/>trouver la clim de plus grande priorité parmi celle qui sont à off</text:span></text:p>
      <text:p text:style-name="P4"><text:span text:style-name="T4"><text:tab/><text:tab/>affecter un jeton à celle ci (jeton--), la placer à 19°C</text:span></text:p>
      <text:p text:style-name="P4"><text:span text:style-name="T4"><text:tab/><text:tab/>nbre--<text:tab/></text:span></text:p>
      <text:p text:style-name="P4"><text:span text:style-name="T4"><text:tab/>Sinon /* aucune clim arrêtée*/</text:span></text:p>
      <text:p text:style-name="P4"><text:span text:style-name="T4"><text:tab/><text:tab/>trouver la clim de plus grande priorité</text:span></text:p>
      <text:p text:style-name="P4"><text:span text:style-name="T4"><text:tab/><text:tab/>affecter un jeton à celle ci (jeton--), la placer à ProgTemp +2°C</text:span></text:p>
      <text:p text:style-name="P4"><text:span text:style-name="T4"><text:tab/>FinSi</text:span></text:p>
      <text:p text:style-name="P4"><text:span text:style-name="T4">Fin Tq</text:span></text:p>
      <text:p text:style-name="P4"><text:span text:style-name="T4"/></text:p>
      <text:p text:style-name="P4"><text:span text:style-name="T4"/></text:p>
      <text:p text:style-name="P4"><text:span text:style-name="T4"/></text:p>
      <text:p text:style-name="P4"><text:span text:style-name="T4"/></text:p>
      <text:p text:style-name="P4"><text:span text:style-name="T4">NB Puissance stop non utilisée à éliminer de l'IHM.</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8</text:page-number>/<text:page-count>9</text:page-count></text:p>
      </style:footer>
    </style:master-page>
    <style:master-page style:name="Landscap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10-15T19:24:32.76</dc:date>
    <meta:editing-duration>P10DT6H51M39S</meta:editing-duration>
    <meta:editing-cycles>210</meta:editing-cycles>
    <meta:generator>OpenOffice/4.1.13$Win32 OpenOffice.org_project/4113m1$Build-9810</meta:generator>
    <meta:print-date>2011-11-29T11:08:14.52</meta:print-date>
    <dc:creator>Thierry ROCACHER</dc:creator>
    <meta:document-statistic meta:table-count="12" meta:image-count="1" meta:object-count="0" meta:page-count="9" meta:paragraph-count="313" meta:word-count="1614" meta:character-count="9797"/>
    <meta:user-defined meta:name="Info 1"/>
    <meta:user-defined meta:name="Info 2"/>
    <meta:user-defined meta:name="Info 3"/>
    <meta:user-defined meta:name="Info 4"/>
  </office:meta>
</office:document-meta>
</file>